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4.302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Def tower vs Def Enem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7" table:default-cell-style-name="Default"/>
        <table:table-row table:style-name="ro1" table:number-rows-repeated="2">
          <table:table-cell table:number-columns-repeated="2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efault tow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efault enemy</text:p>
          </table:table-cell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core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tack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PS</text:p>
          </table:table-cell>
          <table:table-cell table:formula="of:=[.C6]*[.C5]" office:value-type="float" office:value="20" calcext:value-type="float">
            <text:p>20</text:p>
          </table:table-cell>
          <table:table-cell/>
          <table:table-cell office:value-type="string" calcext:value-type="string">
            <text:p>DPS</text:p>
          </table:table-cell>
          <table:table-cell table:formula="of:=[.F6]*[.F5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Time to kill [s]</text:p>
          </table:table-cell>
          <table:table-cell table:formula="of:=[.F8]/[.C7]" office:value-type="float" office:value="5" calcext:value-type="float">
            <text:p>5</text:p>
          </table:table-cell>
          <table:table-cell table:number-columns-repeated="21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3" table:number-rows-spanned="1">
            <text:p>Spawn 1 enemy when 1 is killed</text:p>
          </table:table-cell>
          <table:covered-table-cell table:number-columns-repeated="2"/>
          <table:table-cell table:number-columns-repeated="12"/>
          <table:table-cell table:style-name="ce1" office:value-type="string" calcext:value-type="string" table:number-columns-spanned="3" table:number-rows-spanned="1">
            <text:p>Spawn i+1 enemies when 1 is killed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B21]*[.C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E21]*[.F21]" office:value-type="float" office:value="100" calcext:value-type="float">
            <text:p>100</text:p>
          </table:table-cell>
          <table:table-cell table:formula="of:=[.G21]/[.D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E21]*[.I21]/[.H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J21]/[.K21]" office:value-type="float" office:value="0.1" calcext:value-type="float">
            <text:p>0,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Q21]*[.R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T21]*[.U21]" office:value-type="float" office:value="100" calcext:value-type="float">
            <text:p>100</text:p>
          </table:table-cell>
          <table:table-cell table:formula="of:=[.V21]/[.S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T21]*[.X21]/[.W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Y21]/[.Z21]" office:value-type="float" office:value="0.1" calcext:value-type="float">
            <text:p>0,1</text:p>
          </table:table-cell>
        </table:table-row>
        <table:table-row table:style-name="ro1">
          <table:table-cell table:formula="of:=[.A21]+[.H2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1]" office:value-type="float" office:value="20" calcext:value-type="float">
            <text:p>20</text:p>
          </table:table-cell>
          <table:table-cell table:formula="of:=[.B22]*[.C22]" office:value-type="float" office:value="40" calcext:value-type="float">
            <text:p>40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00" calcext:value-type="float">
            <text:p>100</text:p>
          </table:table-cell>
          <table:table-cell table:formula="of:=[.E22]*[.F22]" office:value-type="float" office:value="100" calcext:value-type="float">
            <text:p>100</text:p>
          </table:table-cell>
          <table:table-cell table:formula="of:=[.G22]/[.D22]" office:value-type="float" office:value="2.5" calcext:value-type="float">
            <text:p>2,5</text:p>
          </table:table-cell>
          <table:table-cell table:formula="of:=[.I21]" office:value-type="float" office:value="25" calcext:value-type="float">
            <text:p>25</text:p>
          </table:table-cell>
          <table:table-cell table:formula="of:=[.E22]*[.I22]/[.H22]" office:value-type="float" office:value="10" calcext:value-type="float">
            <text:p>10</text:p>
          </table:table-cell>
          <table:table-cell table:formula="of:=[.K21]" office:value-type="float" office:value="50" calcext:value-type="float">
            <text:p>50</text:p>
          </table:table-cell>
          <table:table-cell table:formula="of:=[.J22]/[.K22]" office:value-type="float" office:value="0.2" calcext:value-type="float">
            <text:p>0,2</text:p>
          </table:table-cell>
          <table:table-cell table:number-columns-repeated="3"/>
          <table:table-cell table:formula="of:=[.W21]" office:value-type="float" office:value="5" calcext:value-type="float">
            <text:p>5</text:p>
          </table:table-cell>
          <table:table-cell table:formula="of:=[.Q21]+[.AA21]*[.W21]" office:value-type="float" office:value="1.5" calcext:value-type="float">
            <text:p>1,5</text:p>
          </table:table-cell>
          <table:table-cell table:formula="of:=[.R21]" office:value-type="float" office:value="20" calcext:value-type="float">
            <text:p>20</text:p>
          </table:table-cell>
          <table:table-cell table:formula="of:=[.Q22]*[.R22]" office:value-type="float" office:value="30" calcext:value-type="float">
            <text:p>30</text:p>
          </table:table-cell>
          <table:table-cell table:formula="of:=[.T21]*(1+[.T21])" office:value-type="float" office:value="2" calcext:value-type="float">
            <text:p>2</text:p>
          </table:table-cell>
          <table:table-cell table:formula="of:=[.U21]" office:value-type="float" office:value="100" calcext:value-type="float">
            <text:p>100</text:p>
          </table:table-cell>
          <table:table-cell table:formula="of:=[.T22]*[.U22]" office:value-type="float" office:value="200" calcext:value-type="float">
            <text:p>200</text:p>
          </table:table-cell>
          <table:table-cell table:formula="of:=[.V22]/[.S22]" office:value-type="float" office:value="6.66666666666667" calcext:value-type="float">
            <text:p>6,66666666666667</text:p>
          </table:table-cell>
          <table:table-cell table:formula="of:=[.X21]" office:value-type="float" office:value="25" calcext:value-type="float">
            <text:p>25</text:p>
          </table:table-cell>
          <table:table-cell table:formula="of:=[.T22]*[.X22]/[.W22]" office:value-type="float" office:value="7.5" calcext:value-type="float">
            <text:p>7,5</text:p>
          </table:table-cell>
          <table:table-cell table:formula="of:=[.Z21]" office:value-type="float" office:value="50" calcext:value-type="float">
            <text:p>50</text:p>
          </table:table-cell>
          <table:table-cell table:formula="of:=[.Y22]/[.Z22]" office:value-type="float" office:value="0.15" calcext:value-type="float">
            <text:p>0,15</text:p>
          </table:table-cell>
        </table:table-row>
        <table:table-row table:style-name="ro1">
          <table:table-cell table:formula="of:=[.A22]+[.H22]"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formula="of:=[.C22]" office:value-type="float" office:value="20" calcext:value-type="float">
            <text:p>20</text:p>
          </table:table-cell>
          <table:table-cell table:formula="of:=[.B23]*[.C23]" office:value-type="float" office:value="60" calcext:value-type="float">
            <text:p>60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100" calcext:value-type="float">
            <text:p>100</text:p>
          </table:table-cell>
          <table:table-cell table:formula="of:=[.E23]*[.F23]" office:value-type="float" office:value="100" calcext:value-type="float">
            <text:p>100</text:p>
          </table:table-cell>
          <table:table-cell table:formula="of:=[.G23]/[.D23]" office:value-type="float" office:value="1.66666666666667" calcext:value-type="float">
            <text:p>1,66666666666667</text:p>
          </table:table-cell>
          <table:table-cell table:formula="of:=[.I22]" office:value-type="float" office:value="25" calcext:value-type="float">
            <text:p>25</text:p>
          </table:table-cell>
          <table:table-cell table:formula="of:=[.E23]*[.I23]/[.H23]" office:value-type="float" office:value="15" calcext:value-type="float">
            <text:p>15</text:p>
          </table:table-cell>
          <table:table-cell table:formula="of:=[.K22]" office:value-type="float" office:value="50" calcext:value-type="float">
            <text:p>50</text:p>
          </table:table-cell>
          <table:table-cell table:formula="of:=[.J23]/[.K23]" office:value-type="float" office:value="0.3" calcext:value-type="float">
            <text:p>0,3</text:p>
          </table:table-cell>
          <table:table-cell table:number-columns-repeated="3"/>
          <table:table-cell table:formula="of:=[.W22]" office:value-type="float" office:value="6.66666666666667" calcext:value-type="float">
            <text:p>6,66666666666667</text:p>
          </table:table-cell>
          <table:table-cell table:formula="of:=[.Q22]+[.AA22]*[.W22]" office:value-type="float" office:value="2.5" calcext:value-type="float">
            <text:p>2,5</text:p>
          </table:table-cell>
          <table:table-cell table:formula="of:=[.R22]" office:value-type="float" office:value="20" calcext:value-type="float">
            <text:p>20</text:p>
          </table:table-cell>
          <table:table-cell table:formula="of:=[.Q23]*[.R23]" office:value-type="float" office:value="50" calcext:value-type="float">
            <text:p>50</text:p>
          </table:table-cell>
          <table:table-cell table:formula="of:=[.T22]*(1+[.T22])" office:value-type="float" office:value="6" calcext:value-type="float">
            <text:p>6</text:p>
          </table:table-cell>
          <table:table-cell table:formula="of:=[.U22]" office:value-type="float" office:value="100" calcext:value-type="float">
            <text:p>100</text:p>
          </table:table-cell>
          <table:table-cell table:formula="of:=[.T23]*[.U23]" office:value-type="float" office:value="600" calcext:value-type="float">
            <text:p>600</text:p>
          </table:table-cell>
          <table:table-cell table:formula="of:=[.V23]/[.S23]" office:value-type="float" office:value="12" calcext:value-type="float">
            <text:p>12</text:p>
          </table:table-cell>
          <table:table-cell table:formula="of:=[.X22]" office:value-type="float" office:value="25" calcext:value-type="float">
            <text:p>25</text:p>
          </table:table-cell>
          <table:table-cell table:formula="of:=[.T23]*[.X23]/[.W23]" office:value-type="float" office:value="12.5" calcext:value-type="float">
            <text:p>12,5</text:p>
          </table:table-cell>
          <table:table-cell table:formula="of:=[.Z22]" office:value-type="float" office:value="50" calcext:value-type="float">
            <text:p>50</text:p>
          </table:table-cell>
          <table:table-cell table:formula="of:=[.Y23]/[.Z23]" office:value-type="float" office:value="0.25" calcext:value-type="float">
            <text:p>0,25</text:p>
          </table:table-cell>
        </table:table-row>
        <table:table-row table:style-name="ro1">
          <table:table-cell table:formula="of:=[.A23]+[.H23]" office:value-type="float" office:value="9.16666666666667" calcext:value-type="float">
            <text:p>9,16666666666667</text:p>
          </table:table-cell>
          <table:table-cell office:value-type="float" office:value="4" calcext:value-type="float">
            <text:p>4</text:p>
          </table:table-cell>
          <table:table-cell table:formula="of:=[.C23]" office:value-type="float" office:value="20" calcext:value-type="float">
            <text:p>20</text:p>
          </table:table-cell>
          <table:table-cell table:formula="of:=[.B24]*[.C24]" office:value-type="float" office:value="80" calcext:value-type="float">
            <text:p>80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100" calcext:value-type="float">
            <text:p>100</text:p>
          </table:table-cell>
          <table:table-cell table:formula="of:=[.E24]*[.F24]" office:value-type="float" office:value="100" calcext:value-type="float">
            <text:p>100</text:p>
          </table:table-cell>
          <table:table-cell table:formula="of:=[.G24]/[.D24]" office:value-type="float" office:value="1.25" calcext:value-type="float">
            <text:p>1,25</text:p>
          </table:table-cell>
          <table:table-cell table:formula="of:=[.I23]" office:value-type="float" office:value="25" calcext:value-type="float">
            <text:p>25</text:p>
          </table:table-cell>
          <table:table-cell table:formula="of:=[.E24]*[.I24]/[.H24]" office:value-type="float" office:value="20" calcext:value-type="float">
            <text:p>20</text:p>
          </table:table-cell>
          <table:table-cell table:formula="of:=[.K23]" office:value-type="float" office:value="50" calcext:value-type="float">
            <text:p>50</text:p>
          </table:table-cell>
          <table:table-cell table:formula="of:=[.J24]/[.K24]" office:value-type="float" office:value="0.4" calcext:value-type="float">
            <text:p>0,4</text:p>
          </table:table-cell>
          <table:table-cell table:number-columns-repeated="3"/>
          <table:table-cell table:formula="of:=[.W23]" office:value-type="float" office:value="12" calcext:value-type="float">
            <text:p>12</text:p>
          </table:table-cell>
          <table:table-cell table:formula="of:=[.Q23]+[.AA23]*[.W23]" office:value-type="float" office:value="5.5" calcext:value-type="float">
            <text:p>5,5</text:p>
          </table:table-cell>
          <table:table-cell table:formula="of:=[.R23]" office:value-type="float" office:value="20" calcext:value-type="float">
            <text:p>20</text:p>
          </table:table-cell>
          <table:table-cell table:formula="of:=[.Q24]*[.R24]" office:value-type="float" office:value="110" calcext:value-type="float">
            <text:p>110</text:p>
          </table:table-cell>
          <table:table-cell table:formula="of:=[.T23]*(1+[.T23])" office:value-type="float" office:value="42" calcext:value-type="float">
            <text:p>42</text:p>
          </table:table-cell>
          <table:table-cell table:formula="of:=[.U23]" office:value-type="float" office:value="100" calcext:value-type="float">
            <text:p>100</text:p>
          </table:table-cell>
          <table:table-cell table:formula="of:=[.T24]*[.U24]" office:value-type="float" office:value="4200" calcext:value-type="float">
            <text:p>4200</text:p>
          </table:table-cell>
          <table:table-cell table:formula="of:=[.V24]/[.S24]" office:value-type="float" office:value="38.1818181818182" calcext:value-type="float">
            <text:p>38,1818181818182</text:p>
          </table:table-cell>
          <table:table-cell table:formula="of:=[.X23]" office:value-type="float" office:value="25" calcext:value-type="float">
            <text:p>25</text:p>
          </table:table-cell>
          <table:table-cell table:formula="of:=[.T24]*[.X24]/[.W24]" office:value-type="float" office:value="27.5" calcext:value-type="float">
            <text:p>27,5</text:p>
          </table:table-cell>
          <table:table-cell table:formula="of:=[.Z23]" office:value-type="float" office:value="50" calcext:value-type="float">
            <text:p>50</text:p>
          </table:table-cell>
          <table:table-cell table:formula="of:=[.Y24]/[.Z24]" office:value-type="float" office:value="0.55" calcext:value-type="float">
            <text:p>0,55</text:p>
          </table:table-cell>
        </table:table-row>
        <table:table-row table:style-name="ro1">
          <table:table-cell table:formula="of:=[.A24]+[.H24]" office:value-type="float" office:value="10.4166666666667" calcext:value-type="float">
            <text:p>10,4166666666667</text:p>
          </table:table-cell>
          <table:table-cell office:value-type="float" office:value="5" calcext:value-type="float">
            <text:p>5</text:p>
          </table:table-cell>
          <table:table-cell table:formula="of:=[.C24]" office:value-type="float" office:value="20" calcext:value-type="float">
            <text:p>20</text:p>
          </table:table-cell>
          <table:table-cell table:formula="of:=[.B25]*[.C25]" office:value-type="float" office:value="100" calcext:value-type="float">
            <text:p>100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formula="of:=[.G25]/[.D25]" office:value-type="float" office:value="1" calcext:value-type="float">
            <text:p>1</text:p>
          </table:table-cell>
          <table:table-cell table:formula="of:=[.I24]" office:value-type="float" office:value="25" calcext:value-type="float">
            <text:p>25</text:p>
          </table:table-cell>
          <table:table-cell table:formula="of:=[.E25]*[.I25]/[.H25]" office:value-type="float" office:value="25" calcext:value-type="float">
            <text:p>25</text:p>
          </table:table-cell>
          <table:table-cell table:formula="of:=[.K24]" office:value-type="float" office:value="50" calcext:value-type="float">
            <text:p>50</text:p>
          </table:table-cell>
          <table:table-cell table:formula="of:=[.J25]/[.K25]" office:value-type="float" office:value="0.5" calcext:value-type="float">
            <text:p>0,5</text:p>
          </table:table-cell>
          <table:table-cell table:number-columns-repeated="3"/>
          <table:table-cell table:formula="of:=[.W24]" office:value-type="float" office:value="38.1818181818182" calcext:value-type="float">
            <text:p>38,1818181818182</text:p>
          </table:table-cell>
          <table:table-cell table:formula="of:=[.Q24]+[.AA24]*[.W24]" office:value-type="float" office:value="26.5" calcext:value-type="float">
            <text:p>26,5</text:p>
          </table:table-cell>
          <table:table-cell table:formula="of:=[.R24]" office:value-type="float" office:value="20" calcext:value-type="float">
            <text:p>20</text:p>
          </table:table-cell>
          <table:table-cell table:formula="of:=[.Q25]*[.R25]" office:value-type="float" office:value="530" calcext:value-type="float">
            <text:p>530</text:p>
          </table:table-cell>
          <table:table-cell table:formula="of:=[.T24]*(1+[.T24])" office:value-type="float" office:value="1806" calcext:value-type="float">
            <text:p>1806</text:p>
          </table:table-cell>
          <table:table-cell table:formula="of:=[.U24]" office:value-type="float" office:value="100" calcext:value-type="float">
            <text:p>100</text:p>
          </table:table-cell>
          <table:table-cell table:formula="of:=[.T25]*[.U25]" office:value-type="float" office:value="180600" calcext:value-type="float">
            <text:p>180600</text:p>
          </table:table-cell>
          <table:table-cell table:formula="of:=[.V25]/[.S25]" office:value-type="float" office:value="340.754716981132" calcext:value-type="float">
            <text:p>340,754716981132</text:p>
          </table:table-cell>
          <table:table-cell table:formula="of:=[.X24]" office:value-type="float" office:value="25" calcext:value-type="float">
            <text:p>25</text:p>
          </table:table-cell>
          <table:table-cell table:formula="of:=[.T25]*[.X25]/[.W25]" office:value-type="float" office:value="132.5" calcext:value-type="float">
            <text:p>132,5</text:p>
          </table:table-cell>
          <table:table-cell table:formula="of:=[.Z24]" office:value-type="float" office:value="50" calcext:value-type="float">
            <text:p>50</text:p>
          </table:table-cell>
          <table:table-cell table:formula="of:=[.Y25]/[.Z25]" office:value-type="float" office:value="2.65" calcext:value-type="float">
            <text:p>2,65</text:p>
          </table:table-cell>
        </table:table-row>
        <table:table-row table:style-name="ro1">
          <table:table-cell table:formula="of:=[.A25]+[.H25]" office:value-type="float" office:value="11.4166666666667" calcext:value-type="float">
            <text:p>11,4166666666667</text:p>
          </table:table-cell>
          <table:table-cell office:value-type="float" office:value="6" calcext:value-type="float">
            <text:p>6</text:p>
          </table:table-cell>
          <table:table-cell table:formula="of:=[.C25]" office:value-type="float" office:value="20" calcext:value-type="float">
            <text:p>20</text:p>
          </table:table-cell>
          <table:table-cell table:formula="of:=[.B26]*[.C26]" office:value-type="float" office:value="120" calcext:value-type="float">
            <text:p>120</text:p>
          </table:table-cell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100" calcext:value-type="float">
            <text:p>100</text:p>
          </table:table-cell>
          <table:table-cell table:formula="of:=[.E26]*[.F26]" office:value-type="float" office:value="100" calcext:value-type="float">
            <text:p>100</text:p>
          </table:table-cell>
          <table:table-cell table:formula="of:=[.G26]/[.D26]" office:value-type="float" office:value="0.833333333333333" calcext:value-type="float">
            <text:p>0,833333333333333</text:p>
          </table:table-cell>
          <table:table-cell table:formula="of:=[.I25]" office:value-type="float" office:value="25" calcext:value-type="float">
            <text:p>25</text:p>
          </table:table-cell>
          <table:table-cell table:formula="of:=[.E26]*[.I26]/[.H26]" office:value-type="float" office:value="30" calcext:value-type="float">
            <text:p>30</text:p>
          </table:table-cell>
          <table:table-cell table:formula="of:=[.K25]" office:value-type="float" office:value="50" calcext:value-type="float">
            <text:p>50</text:p>
          </table:table-cell>
          <table:table-cell table:formula="of:=[.J26]/[.K26]" office:value-type="float" office:value="0.6" calcext:value-type="float">
            <text:p>0,6</text:p>
          </table:table-cell>
          <table:table-cell table:number-columns-repeated="3"/>
          <table:table-cell table:formula="of:=[.W25]" office:value-type="float" office:value="340.754716981132" calcext:value-type="float">
            <text:p>340,754716981132</text:p>
          </table:table-cell>
          <table:table-cell table:formula="of:=[.Q25]+[.AA25]*[.W25]" office:value-type="float" office:value="929.5" calcext:value-type="float">
            <text:p>929,5</text:p>
          </table:table-cell>
          <table:table-cell table:formula="of:=[.R25]" office:value-type="float" office:value="20" calcext:value-type="float">
            <text:p>20</text:p>
          </table:table-cell>
          <table:table-cell table:formula="of:=[.Q26]*[.R26]" office:value-type="float" office:value="18590" calcext:value-type="float">
            <text:p>18590</text:p>
          </table:table-cell>
          <table:table-cell table:formula="of:=[.T25]*(1+[.T25])" office:value-type="float" office:value="3263442" calcext:value-type="float">
            <text:p>3263442</text:p>
          </table:table-cell>
          <table:table-cell table:formula="of:=[.U25]" office:value-type="float" office:value="100" calcext:value-type="float">
            <text:p>100</text:p>
          </table:table-cell>
          <table:table-cell table:formula="of:=[.T26]*[.U26]" office:value-type="float" office:value="326344200" calcext:value-type="float">
            <text:p>326344200</text:p>
          </table:table-cell>
          <table:table-cell table:formula="of:=[.V26]/[.S26]" office:value-type="float" office:value="17554.8251748252" calcext:value-type="float">
            <text:p>17554,8251748252</text:p>
          </table:table-cell>
          <table:table-cell table:formula="of:=[.X25]" office:value-type="float" office:value="25" calcext:value-type="float">
            <text:p>25</text:p>
          </table:table-cell>
          <table:table-cell table:formula="of:=[.T26]*[.X26]/[.W26]" office:value-type="float" office:value="4647.5" calcext:value-type="float">
            <text:p>4647,5</text:p>
          </table:table-cell>
          <table:table-cell table:formula="of:=[.Z25]" office:value-type="float" office:value="50" calcext:value-type="float">
            <text:p>50</text:p>
          </table:table-cell>
          <table:table-cell table:formula="of:=[.Y26]/[.Z26]" office:value-type="float" office:value="92.95" calcext:value-type="float">
            <text:p>92,95</text:p>
          </table:table-cell>
        </table:table-row>
        <table:table-row table:style-name="ro1">
          <table:table-cell table:formula="of:=[.A26]+[.H26]" office:value-type="float" office:value="12.25" calcext:value-type="float">
            <text:p>12,25</text:p>
          </table:table-cell>
          <table:table-cell office:value-type="float" office:value="7" calcext:value-type="float">
            <text:p>7</text:p>
          </table:table-cell>
          <table:table-cell table:formula="of:=[.C26]" office:value-type="float" office:value="20" calcext:value-type="float">
            <text:p>20</text:p>
          </table:table-cell>
          <table:table-cell table:formula="of:=[.B27]*[.C27]" office:value-type="float" office:value="140" calcext:value-type="float">
            <text:p>140</text:p>
          </table:table-cell>
          <table:table-cell table:formula="of:=[.E26]" office:value-type="float" office:value="1" calcext:value-type="float">
            <text:p>1</text:p>
          </table:table-cell>
          <table:table-cell table:formula="of:=[.F26]" office:value-type="float" office:value="100" calcext:value-type="float">
            <text:p>100</text:p>
          </table:table-cell>
          <table:table-cell table:formula="of:=[.E27]*[.F27]" office:value-type="float" office:value="100" calcext:value-type="float">
            <text:p>100</text:p>
          </table:table-cell>
          <table:table-cell table:formula="of:=[.G27]/[.D27]" office:value-type="float" office:value="0.714285714285714" calcext:value-type="float">
            <text:p>0,714285714285714</text:p>
          </table:table-cell>
          <table:table-cell table:formula="of:=[.I26]" office:value-type="float" office:value="25" calcext:value-type="float">
            <text:p>25</text:p>
          </table:table-cell>
          <table:table-cell table:formula="of:=[.E27]*[.I27]/[.H27]" office:value-type="float" office:value="35" calcext:value-type="float">
            <text:p>35</text:p>
          </table:table-cell>
          <table:table-cell table:formula="of:=[.K26]" office:value-type="float" office:value="50" calcext:value-type="float">
            <text:p>50</text:p>
          </table:table-cell>
          <table:table-cell table:formula="of:=[.J27]/[.K27]" office:value-type="float" office:value="0.7" calcext:value-type="float">
            <text:p>0,7</text:p>
          </table:table-cell>
          <table:table-cell table:number-columns-repeated="3"/>
          <table:table-cell table:formula="of:=[.W26]" office:value-type="float" office:value="17554.8251748252" calcext:value-type="float">
            <text:p>17554,8251748252</text:p>
          </table:table-cell>
          <table:table-cell table:formula="of:=[.Q26]+[.AA26]*[.W26]" office:value-type="float" office:value="1632650.5" calcext:value-type="float">
            <text:p>1632650,5</text:p>
          </table:table-cell>
          <table:table-cell table:formula="of:=[.R26]" office:value-type="float" office:value="20" calcext:value-type="float">
            <text:p>20</text:p>
          </table:table-cell>
          <table:table-cell table:formula="of:=[.Q27]*[.R27]" office:value-type="float" office:value="32653010" calcext:value-type="float">
            <text:p>32653010</text:p>
          </table:table-cell>
          <table:table-cell table:formula="of:=[.T26]*(1+[.T26])" office:value-type="float" office:value="10650056950806" calcext:value-type="float">
            <text:p>10650056950806</text:p>
          </table:table-cell>
          <table:table-cell table:formula="of:=[.U26]" office:value-type="float" office:value="100" calcext:value-type="float">
            <text:p>100</text:p>
          </table:table-cell>
          <table:table-cell table:formula="of:=[.T27]*[.U27]" office:value-type="float" office:value="1065005695080600" calcext:value-type="float">
            <text:p>1065005695080600</text:p>
          </table:table-cell>
          <table:table-cell table:formula="of:=[.V27]/[.S27]" office:value-type="float" office:value="32615850.577959" calcext:value-type="float">
            <text:p>32615850,577959</text:p>
          </table:table-cell>
          <table:table-cell table:formula="of:=[.X26]" office:value-type="float" office:value="25" calcext:value-type="float">
            <text:p>25</text:p>
          </table:table-cell>
          <table:table-cell table:formula="of:=[.T27]*[.X27]/[.W27]" office:value-type="float" office:value="8163252.5" calcext:value-type="float">
            <text:p>8163252,5</text:p>
          </table:table-cell>
          <table:table-cell table:formula="of:=[.Z26]" office:value-type="float" office:value="50" calcext:value-type="float">
            <text:p>50</text:p>
          </table:table-cell>
          <table:table-cell table:formula="of:=[.Y27]/[.Z27]" office:value-type="float" office:value="163265.05" calcext:value-type="float">
            <text:p>163265,05</text:p>
          </table:table-cell>
        </table:table-row>
        <table:table-row table:style-name="ro1">
          <table:table-cell table:formula="of:=[.A27]+[.H27]" office:value-type="float" office:value="12.9642857142857" calcext:value-type="float">
            <text:p>12,9642857142857</text:p>
          </table:table-cell>
          <table:table-cell office:value-type="float" office:value="8" calcext:value-type="float">
            <text:p>8</text:p>
          </table:table-cell>
          <table:table-cell table:formula="of:=[.C27]" office:value-type="float" office:value="20" calcext:value-type="float">
            <text:p>20</text:p>
          </table:table-cell>
          <table:table-cell table:formula="of:=[.B28]*[.C28]" office:value-type="float" office:value="160" calcext:value-type="float">
            <text:p>160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00" calcext:value-type="float">
            <text:p>100</text:p>
          </table:table-cell>
          <table:table-cell table:formula="of:=[.E28]*[.F28]" office:value-type="float" office:value="100" calcext:value-type="float">
            <text:p>100</text:p>
          </table:table-cell>
          <table:table-cell table:formula="of:=[.G28]/[.D28]" office:value-type="float" office:value="0.625" calcext:value-type="float">
            <text:p>0,625</text:p>
          </table:table-cell>
          <table:table-cell table:formula="of:=[.I27]" office:value-type="float" office:value="25" calcext:value-type="float">
            <text:p>25</text:p>
          </table:table-cell>
          <table:table-cell table:formula="of:=[.E28]*[.I28]/[.H28]" office:value-type="float" office:value="40" calcext:value-type="float">
            <text:p>40</text:p>
          </table:table-cell>
          <table:table-cell table:formula="of:=[.K27]" office:value-type="float" office:value="50" calcext:value-type="float">
            <text:p>50</text:p>
          </table:table-cell>
          <table:table-cell table:formula="of:=[.J28]/[.K28]"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formula="of:=[.A28]+[.H28]" office:value-type="float" office:value="13.5892857142857" calcext:value-type="float">
            <text:p>13,5892857142857</text:p>
          </table:table-cell>
          <table:table-cell office:value-type="float" office:value="9" calcext:value-type="float">
            <text:p>9</text:p>
          </table:table-cell>
          <table:table-cell table:formula="of:=[.C28]" office:value-type="float" office:value="20" calcext:value-type="float">
            <text:p>20</text:p>
          </table:table-cell>
          <table:table-cell table:formula="of:=[.B29]*[.C29]" office:value-type="float" office:value="180" calcext:value-type="float">
            <text:p>180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00" calcext:value-type="float">
            <text:p>100</text:p>
          </table:table-cell>
          <table:table-cell table:formula="of:=[.E29]*[.F29]" office:value-type="float" office:value="100" calcext:value-type="float">
            <text:p>100</text:p>
          </table:table-cell>
          <table:table-cell table:formula="of:=[.G29]/[.D29]" office:value-type="float" office:value="0.555555555555556" calcext:value-type="float">
            <text:p>0,555555555555556</text:p>
          </table:table-cell>
          <table:table-cell table:formula="of:=[.I28]" office:value-type="float" office:value="25" calcext:value-type="float">
            <text:p>25</text:p>
          </table:table-cell>
          <table:table-cell table:formula="of:=[.E29]*[.I29]/[.H29]" office:value-type="float" office:value="45" calcext:value-type="float">
            <text:p>45</text:p>
          </table:table-cell>
          <table:table-cell table:formula="of:=[.K28]" office:value-type="float" office:value="50" calcext:value-type="float">
            <text:p>50</text:p>
          </table:table-cell>
          <table:table-cell table:formula="of:=[.J29]/[.K29]"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formula="of:=[.A29]+[.H29]" office:value-type="float" office:value="14.1448412698413" calcext:value-type="float">
            <text:p>14,1448412698413</text:p>
          </table:table-cell>
          <table:table-cell office:value-type="float" office:value="10" calcext:value-type="float">
            <text:p>10</text:p>
          </table:table-cell>
          <table:table-cell table:formula="of:=[.C29]" office:value-type="float" office:value="20" calcext:value-type="float">
            <text:p>20</text:p>
          </table:table-cell>
          <table:table-cell table:formula="of:=[.B30]*[.C30]" office:value-type="float" office:value="200" calcext:value-type="float">
            <text:p>200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100" calcext:value-type="float">
            <text:p>100</text:p>
          </table:table-cell>
          <table:table-cell table:formula="of:=[.E30]*[.F30]" office:value-type="float" office:value="100" calcext:value-type="float">
            <text:p>100</text:p>
          </table:table-cell>
          <table:table-cell table:formula="of:=[.G30]/[.D30]" office:value-type="float" office:value="0.5" calcext:value-type="float">
            <text:p>0,5</text:p>
          </table:table-cell>
          <table:table-cell table:formula="of:=[.I29]" office:value-type="float" office:value="25" calcext:value-type="float">
            <text:p>25</text:p>
          </table:table-cell>
          <table:table-cell table:formula="of:=[.E30]*[.I30]/[.H30]" office:value-type="float" office:value="50" calcext:value-type="float">
            <text:p>50</text:p>
          </table:table-cell>
          <table:table-cell table:formula="of:=[.K29]" office:value-type="float" office:value="50" calcext:value-type="float">
            <text:p>50</text:p>
          </table:table-cell>
          <table:table-cell table:formula="of:=[.J30]/[.K30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0]+[.H30]" office:value-type="float" office:value="14.6448412698413" calcext:value-type="float">
            <text:p>14,6448412698413</text:p>
          </table:table-cell>
          <table:table-cell office:value-type="float" office:value="11" calcext:value-type="float">
            <text:p>11</text:p>
          </table:table-cell>
          <table:table-cell table:formula="of:=[.C30]" office:value-type="float" office:value="20" calcext:value-type="float">
            <text:p>20</text:p>
          </table:table-cell>
          <table:table-cell table:formula="of:=[.B31]*[.C31]" office:value-type="float" office:value="220" calcext:value-type="float">
            <text:p>220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00" calcext:value-type="float">
            <text:p>100</text:p>
          </table:table-cell>
          <table:table-cell table:formula="of:=[.E31]*[.F31]" office:value-type="float" office:value="100" calcext:value-type="float">
            <text:p>100</text:p>
          </table:table-cell>
          <table:table-cell table:formula="of:=[.G31]/[.D31]" office:value-type="float" office:value="0.454545454545455" calcext:value-type="float">
            <text:p>0,454545454545455</text:p>
          </table:table-cell>
          <table:table-cell table:formula="of:=[.I30]" office:value-type="float" office:value="25" calcext:value-type="float">
            <text:p>25</text:p>
          </table:table-cell>
          <table:table-cell table:formula="of:=[.E31]*[.I31]/[.H31]" office:value-type="float" office:value="55" calcext:value-type="float">
            <text:p>55</text:p>
          </table:table-cell>
          <table:table-cell table:formula="of:=[.K30]" office:value-type="float" office:value="50" calcext:value-type="float">
            <text:p>50</text:p>
          </table:table-cell>
          <table:table-cell table:formula="of:=[.J31]/[.K31]"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formula="of:=[.A31]+[.H31]" office:value-type="float" office:value="15.0993867243867" calcext:value-type="float">
            <text:p>15,0993867243867</text:p>
          </table:table-cell>
          <table:table-cell office:value-type="float" office:value="12" calcext:value-type="float">
            <text:p>12</text:p>
          </table:table-cell>
          <table:table-cell table:formula="of:=[.C31]" office:value-type="float" office:value="20" calcext:value-type="float">
            <text:p>20</text:p>
          </table:table-cell>
          <table:table-cell table:formula="of:=[.B32]*[.C32]" office:value-type="float" office:value="240" calcext:value-type="float">
            <text:p>240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100" calcext:value-type="float">
            <text:p>100</text:p>
          </table:table-cell>
          <table:table-cell table:formula="of:=[.E32]*[.F32]" office:value-type="float" office:value="100" calcext:value-type="float">
            <text:p>100</text:p>
          </table:table-cell>
          <table:table-cell table:formula="of:=[.G32]/[.D32]" office:value-type="float" office:value="0.416666666666667" calcext:value-type="float">
            <text:p>0,416666666666667</text:p>
          </table:table-cell>
          <table:table-cell table:formula="of:=[.I31]" office:value-type="float" office:value="25" calcext:value-type="float">
            <text:p>25</text:p>
          </table:table-cell>
          <table:table-cell table:formula="of:=[.E32]*[.I32]/[.H32]" office:value-type="float" office:value="60" calcext:value-type="float">
            <text:p>60</text:p>
          </table:table-cell>
          <table:table-cell table:formula="of:=[.K31]" office:value-type="float" office:value="50" calcext:value-type="float">
            <text:p>50</text:p>
          </table:table-cell>
          <table:table-cell table:formula="of:=[.J32]/[.K32]"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formula="of:=[.A32]+[.H32]" office:value-type="float" office:value="15.5160533910534" calcext:value-type="float">
            <text:p>15,5160533910534</text:p>
          </table:table-cell>
          <table:table-cell office:value-type="float" office:value="13" calcext:value-type="float">
            <text:p>13</text:p>
          </table:table-cell>
          <table:table-cell table:formula="of:=[.C32]" office:value-type="float" office:value="20" calcext:value-type="float">
            <text:p>20</text:p>
          </table:table-cell>
          <table:table-cell table:formula="of:=[.B33]*[.C33]" office:value-type="float" office:value="260" calcext:value-type="float">
            <text:p>260</text:p>
          </table:table-cell>
          <table:table-cell table:formula="of:=[.E32]" office:value-type="float" office:value="1" calcext:value-type="float">
            <text:p>1</text:p>
          </table:table-cell>
          <table:table-cell table:formula="of:=[.F32]" office:value-type="float" office:value="100" calcext:value-type="float">
            <text:p>100</text:p>
          </table:table-cell>
          <table:table-cell table:formula="of:=[.E33]*[.F33]" office:value-type="float" office:value="100" calcext:value-type="float">
            <text:p>100</text:p>
          </table:table-cell>
          <table:table-cell table:formula="of:=[.G33]/[.D33]" office:value-type="float" office:value="0.384615384615385" calcext:value-type="float">
            <text:p>0,384615384615385</text:p>
          </table:table-cell>
          <table:table-cell table:formula="of:=[.I32]" office:value-type="float" office:value="25" calcext:value-type="float">
            <text:p>25</text:p>
          </table:table-cell>
          <table:table-cell table:formula="of:=[.E33]*[.I33]/[.H33]" office:value-type="float" office:value="65" calcext:value-type="float">
            <text:p>65</text:p>
          </table:table-cell>
          <table:table-cell table:formula="of:=[.K32]" office:value-type="float" office:value="50" calcext:value-type="float">
            <text:p>50</text:p>
          </table:table-cell>
          <table:table-cell table:formula="of:=[.J33]/[.K33]"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formula="of:=[.A33]+[.H33]" office:value-type="float" office:value="15.9006687756688" calcext:value-type="float">
            <text:p>15,9006687756688</text:p>
          </table:table-cell>
          <table:table-cell office:value-type="float" office:value="14" calcext:value-type="float">
            <text:p>14</text:p>
          </table:table-cell>
          <table:table-cell table:formula="of:=[.C33]" office:value-type="float" office:value="20" calcext:value-type="float">
            <text:p>20</text:p>
          </table:table-cell>
          <table:table-cell table:formula="of:=[.B34]*[.C34]" office:value-type="float" office:value="280" calcext:value-type="float">
            <text:p>280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E34]*[.F34]" office:value-type="float" office:value="100" calcext:value-type="float">
            <text:p>100</text:p>
          </table:table-cell>
          <table:table-cell table:formula="of:=[.G34]/[.D34]" office:value-type="float" office:value="0.357142857142857" calcext:value-type="float">
            <text:p>0,357142857142857</text:p>
          </table:table-cell>
          <table:table-cell table:formula="of:=[.I33]" office:value-type="float" office:value="25" calcext:value-type="float">
            <text:p>25</text:p>
          </table:table-cell>
          <table:table-cell table:formula="of:=[.E34]*[.I34]/[.H34]" office:value-type="float" office:value="70" calcext:value-type="float">
            <text:p>70</text:p>
          </table:table-cell>
          <table:table-cell table:formula="of:=[.K33]" office:value-type="float" office:value="50" calcext:value-type="float">
            <text:p>50</text:p>
          </table:table-cell>
          <table:table-cell table:formula="of:=[.J34]/[.K34]"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formula="of:=[.A34]+[.H34]" office:value-type="float" office:value="16.2578116328116" calcext:value-type="float">
            <text:p>16,2578116328116</text:p>
          </table:table-cell>
          <table:table-cell office:value-type="float" office:value="15" calcext:value-type="float">
            <text:p>15</text:p>
          </table:table-cell>
          <table:table-cell table:formula="of:=[.C34]" office:value-type="float" office:value="20" calcext:value-type="float">
            <text:p>20</text:p>
          </table:table-cell>
          <table:table-cell table:formula="of:=[.B35]*[.C35]" office:value-type="float" office:value="300" calcext:value-type="float">
            <text:p>300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100" calcext:value-type="float">
            <text:p>100</text:p>
          </table:table-cell>
          <table:table-cell table:formula="of:=[.E35]*[.F35]" office:value-type="float" office:value="100" calcext:value-type="float">
            <text:p>100</text:p>
          </table:table-cell>
          <table:table-cell table:formula="of:=[.G35]/[.D35]" office:value-type="float" office:value="0.333333333333333" calcext:value-type="float">
            <text:p>0,333333333333333</text:p>
          </table:table-cell>
          <table:table-cell table:formula="of:=[.I34]" office:value-type="float" office:value="25" calcext:value-type="float">
            <text:p>25</text:p>
          </table:table-cell>
          <table:table-cell table:formula="of:=[.E35]*[.I35]/[.H35]" office:value-type="float" office:value="75" calcext:value-type="float">
            <text:p>75</text:p>
          </table:table-cell>
          <table:table-cell table:formula="of:=[.K34]" office:value-type="float" office:value="50" calcext:value-type="float">
            <text:p>50</text:p>
          </table:table-cell>
          <table:table-cell table:formula="of:=[.J35]/[.K35]"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formula="of:=[.A35]+[.H35]" office:value-type="float" office:value="16.591144966145" calcext:value-type="float">
            <text:p>16,591144966145</text:p>
          </table:table-cell>
          <table:table-cell office:value-type="float" office:value="16" calcext:value-type="float">
            <text:p>16</text:p>
          </table:table-cell>
          <table:table-cell table:formula="of:=[.C35]" office:value-type="float" office:value="20" calcext:value-type="float">
            <text:p>20</text:p>
          </table:table-cell>
          <table:table-cell table:formula="of:=[.B36]*[.C36]" office:value-type="float" office:value="320" calcext:value-type="float">
            <text:p>320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00" calcext:value-type="float">
            <text:p>100</text:p>
          </table:table-cell>
          <table:table-cell table:formula="of:=[.E36]*[.F36]" office:value-type="float" office:value="100" calcext:value-type="float">
            <text:p>100</text:p>
          </table:table-cell>
          <table:table-cell table:formula="of:=[.G36]/[.D36]" office:value-type="float" office:value="0.3125" calcext:value-type="float">
            <text:p>0,3125</text:p>
          </table:table-cell>
          <table:table-cell table:formula="of:=[.I35]" office:value-type="float" office:value="25" calcext:value-type="float">
            <text:p>25</text:p>
          </table:table-cell>
          <table:table-cell table:formula="of:=[.E36]*[.I36]/[.H36]" office:value-type="float" office:value="80" calcext:value-type="float">
            <text:p>80</text:p>
          </table:table-cell>
          <table:table-cell table:formula="of:=[.K35]" office:value-type="float" office:value="50" calcext:value-type="float">
            <text:p>50</text:p>
          </table:table-cell>
          <table:table-cell table:formula="of:=[.J36]/[.K36]"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formula="of:=[.A36]+[.H36]" office:value-type="float" office:value="16.903644966145" calcext:value-type="float">
            <text:p>16,903644966145</text:p>
          </table:table-cell>
          <table:table-cell office:value-type="float" office:value="17" calcext:value-type="float">
            <text:p>17</text:p>
          </table:table-cell>
          <table:table-cell table:formula="of:=[.C36]" office:value-type="float" office:value="20" calcext:value-type="float">
            <text:p>20</text:p>
          </table:table-cell>
          <table:table-cell table:formula="of:=[.B37]*[.C37]" office:value-type="float" office:value="340" calcext:value-type="float">
            <text:p>340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100" calcext:value-type="float">
            <text:p>100</text:p>
          </table:table-cell>
          <table:table-cell table:formula="of:=[.E37]*[.F37]" office:value-type="float" office:value="100" calcext:value-type="float">
            <text:p>100</text:p>
          </table:table-cell>
          <table:table-cell table:formula="of:=[.G37]/[.D37]" office:value-type="float" office:value="0.294117647058823" calcext:value-type="float">
            <text:p>0,294117647058823</text:p>
          </table:table-cell>
          <table:table-cell table:formula="of:=[.I36]" office:value-type="float" office:value="25" calcext:value-type="float">
            <text:p>25</text:p>
          </table:table-cell>
          <table:table-cell table:formula="of:=[.E37]*[.I37]/[.H37]" office:value-type="float" office:value="85" calcext:value-type="float">
            <text:p>85</text:p>
          </table:table-cell>
          <table:table-cell table:formula="of:=[.K36]" office:value-type="float" office:value="50" calcext:value-type="float">
            <text:p>50</text:p>
          </table:table-cell>
          <table:table-cell table:formula="of:=[.J37]/[.K37]" office:value-type="float" office:value="1.7" calcext:value-type="float">
            <text:p>1,7</text:p>
          </table:table-cell>
          <table:table-cell table:number-columns-repeated="15"/>
        </table:table-row>
        <table:table-row table:style-name="ro1">
          <table:table-cell table:formula="of:=[.A37]+[.H37]" office:value-type="float" office:value="17.1977626132038" calcext:value-type="float">
            <text:p>17,1977626132038</text:p>
          </table:table-cell>
          <table:table-cell office:value-type="float" office:value="18" calcext:value-type="float">
            <text:p>18</text:p>
          </table:table-cell>
          <table:table-cell table:formula="of:=[.C37]" office:value-type="float" office:value="20" calcext:value-type="float">
            <text:p>20</text:p>
          </table:table-cell>
          <table:table-cell table:formula="of:=[.B38]*[.C38]" office:value-type="float" office:value="360" calcext:value-type="float">
            <text:p>360</text:p>
          </table:table-cell>
          <table:table-cell table:formula="of:=[.E37]" office:value-type="float" office:value="1" calcext:value-type="float">
            <text:p>1</text:p>
          </table:table-cell>
          <table:table-cell table:formula="of:=[.F37]" office:value-type="float" office:value="100" calcext:value-type="float">
            <text:p>100</text:p>
          </table:table-cell>
          <table:table-cell table:formula="of:=[.E38]*[.F38]" office:value-type="float" office:value="100" calcext:value-type="float">
            <text:p>100</text:p>
          </table:table-cell>
          <table:table-cell table:formula="of:=[.G38]/[.D38]" office:value-type="float" office:value="0.277777777777778" calcext:value-type="float">
            <text:p>0,277777777777778</text:p>
          </table:table-cell>
          <table:table-cell table:formula="of:=[.I37]" office:value-type="float" office:value="25" calcext:value-type="float">
            <text:p>25</text:p>
          </table:table-cell>
          <table:table-cell table:formula="of:=[.E38]*[.I38]/[.H38]" office:value-type="float" office:value="90" calcext:value-type="float">
            <text:p>90</text:p>
          </table:table-cell>
          <table:table-cell table:formula="of:=[.K37]" office:value-type="float" office:value="50" calcext:value-type="float">
            <text:p>50</text:p>
          </table:table-cell>
          <table:table-cell table:formula="of:=[.J38]/[.K38]" office:value-type="float" office:value="1.8" calcext:value-type="float">
            <text:p>1,8</text:p>
          </table:table-cell>
          <table:table-cell table:number-columns-repeated="15"/>
        </table:table-row>
      </table:table>
      <table:table table:name="Def tower vs Wave spawner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Spawn multiplier</text:p>
          </table:table-cell>
          <table:table-cell office:value-type="string" calcext:value-type="string">
            <text:p>Spawn coeff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Enemy HP</text:p>
          </table:table-cell>
          <table:table-cell office:value-type="string" calcext:value-type="string">
            <text:p>Total HP per wave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from previous wave</text:p>
          </table:table-cell>
          <table:table-cell office:value-type="string" calcext:value-type="string">
            <text:p>Default tower cost</text:p>
          </table:table-cell>
          <table:table-cell office:value-type="string" calcext:value-type="string">
            <text:p># of default towers</text:p>
          </table:table-cell>
          <table:table-cell office:value-type="string" calcext:value-type="string">
            <text:p>Attack per def tower</text:p>
          </table:table-cell>
          <table:table-cell office:value-type="string" calcext:value-type="string">
            <text:p>Total attack 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ROUNDUP([.C5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]*[.E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5]*[.K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C5]*[.B6]" office:value-type="float" office:value="1.5" calcext:value-type="float">
            <text:p>1,5</text:p>
          </table:table-cell>
          <table:table-cell table:formula="of:=ROUNDUP([.C6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6]*[.E6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D5]*[.G6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5]+ROUNDDOWN([.H6]/[.I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6]*[.K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[.C6]*[.B7]" office:value-type="float" office:value="2.25" calcext:value-type="float">
            <text:p>2,25</text:p>
          </table:table-cell>
          <table:table-cell table:formula="of:=ROUNDUP([.C7])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7]*[.E7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formula="of:=[.D6]*[.G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J6]+ROUNDDOWN([.H7]/[.I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]*[.K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formula="of:=[.C7]*[.B8]" office:value-type="float" office:value="3.375" calcext:value-type="float">
            <text:p>3,375</text:p>
          </table:table-cell>
          <table:table-cell table:formula="of:=ROUNDUP([.C8]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formula="of:=[.D7]*[.G8]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J7]+ROUNDDOWN([.H8]/[.I8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8]*[.K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formula="of:=[.C8]*[.B9]" office:value-type="float" office:value="5.0625" calcext:value-type="float">
            <text:p>5,0625</text:p>
          </table:table-cell>
          <table:table-cell table:formula="of:=ROUNDUP([.C9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D9]*[.E9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formula="of:=[.D8]*[.G9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J8]+ROUNDDOWN([.H9]/[.I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J9]*[.K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table:formula="of:=[.C9]*[.B10]" office:value-type="float" office:value="7.59375" calcext:value-type="float">
            <text:p>7,59375</text:p>
          </table:table-cell>
          <table:table-cell table:formula="of:=ROUNDUP([.C10])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0]*[.E10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formula="of:=[.D9]*[.G10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J9]+ROUNDDOWN([.H10]/[.I10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J10]*[.K10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formula="of:=[.C10]*[.B11]" office:value-type="float" office:value="11.390625" calcext:value-type="float">
            <text:p>11,390625</text:p>
          </table:table-cell>
          <table:table-cell table:formula="of:=ROUNDUP([.C11])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D11]*[.E11]"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table:formula="of:=[.D10]*[.G11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J10]+ROUNDDOWN([.H11]/[.I11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J11]*[.K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formula="of:=[.C11]*[.B12]" office:value-type="float" office:value="17.0859375" calcext:value-type="float">
            <text:p>17,0859375</text:p>
          </table:table-cell>
          <table:table-cell table:formula="of:=ROUNDUP([.C12])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[.D12]*[.E12]"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table:formula="of:=[.D11]*[.G12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[.J11]+ROUNDDOWN([.H12]/[.I1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J12]*[.K1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formula="of:=[.C12]*[.B13]" office:value-type="float" office:value="25.62890625" calcext:value-type="float">
            <text:p>25,62890625</text:p>
          </table:table-cell>
          <table:table-cell table:formula="of:=ROUNDUP([.C13])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formula="of:=[.D13]*[.E13]" office:value-type="float" office:value="2600" calcext:value-type="float">
            <text:p>2600</text:p>
          </table:table-cell>
          <table:table-cell office:value-type="float" office:value="25" calcext:value-type="float">
            <text:p>25</text:p>
          </table:table-cell>
          <table:table-cell table:formula="of:=[.D12]*[.G13]"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table:formula="of:=[.J12]+ROUNDDOWN([.H13]/[.I13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J13]*[.K13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formula="of:=[.C13]*[.B14]" office:value-type="float" office:value="38.443359375" calcext:value-type="float">
            <text:p>38,443359375</text:p>
          </table:table-cell>
          <table:table-cell table:formula="of:=ROUNDUP([.C14])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D14]*[.E14]" office:value-type="float" office:value="3900" calcext:value-type="float">
            <text:p>3900</text:p>
          </table:table-cell>
          <table:table-cell office:value-type="float" office:value="25" calcext:value-type="float">
            <text:p>25</text:p>
          </table:table-cell>
          <table:table-cell table:formula="of:=[.D13]*[.G14]"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table:formula="of:=[.J13]+ROUNDDOWN([.H14]/[.I14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J14]*[.K14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table:formula="of:=[.C14]*[.B15]" office:value-type="float" office:value="57.6650390625" calcext:value-type="float">
            <text:p>57,6650390625</text:p>
          </table:table-cell>
          <table:table-cell table:formula="of:=ROUNDUP([.C15])"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formula="of:=[.D15]*[.E15]" office:value-type="float" office:value="5800" calcext:value-type="float">
            <text:p>5800</text:p>
          </table:table-cell>
          <table:table-cell office:value-type="float" office:value="25" calcext:value-type="float">
            <text:p>25</text:p>
          </table:table-cell>
          <table:table-cell table:formula="of:=[.D14]*[.G15]" office:value-type="float" office:value="975" calcext:value-type="float">
            <text:p>975</text:p>
          </table:table-cell>
          <table:table-cell office:value-type="float" office:value="50" calcext:value-type="float">
            <text:p>50</text:p>
          </table:table-cell>
          <table:table-cell table:formula="of:=[.J14]+ROUNDDOWN([.H15]/[.I15]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J15]*[.K15]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table:formula="of:=[.C15]*[.B16]" office:value-type="float" office:value="86.49755859375" calcext:value-type="float">
            <text:p>86,49755859375</text:p>
          </table:table-cell>
          <table:table-cell table:formula="of:=ROUNDUP([.C16])"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D16]*[.E16]" office:value-type="float" office:value="8700" calcext:value-type="float">
            <text:p>8700</text:p>
          </table:table-cell>
          <table:table-cell office:value-type="float" office:value="25" calcext:value-type="float">
            <text:p>25</text:p>
          </table:table-cell>
          <table:table-cell table:formula="of:=[.D15]*[.G16]"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formula="of:=[.J15]+ROUNDDOWN([.H16]/[.I16]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[.J16]*[.K16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 table:formula="of:=[.C16]*[.B17]" office:value-type="float" office:value="129.746337890625" calcext:value-type="float">
            <text:p>129,746337890625</text:p>
          </table:table-cell>
          <table:table-cell table:formula="of:=ROUNDUP([.C17])"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[.D17]*[.E17]" office:value-type="float" office:value="13000" calcext:value-type="float">
            <text:p>13000</text:p>
          </table:table-cell>
          <table:table-cell office:value-type="float" office:value="25" calcext:value-type="float">
            <text:p>25</text:p>
          </table:table-cell>
          <table:table-cell table:formula="of:=[.D16]*[.G17]"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table:formula="of:=[.J16]+ROUNDDOWN([.H17]/[.I17])"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formula="of:=[.J17]*[.K17]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table:formula="of:=[.C17]*[.B18]" office:value-type="float" office:value="194.619506835938" calcext:value-type="float">
            <text:p>194,619506835938</text:p>
          </table:table-cell>
          <table:table-cell table:formula="of:=ROUNDUP([.C18])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formula="of:=[.D18]*[.E18]" office:value-type="float" office:value="19500" calcext:value-type="float">
            <text:p>19500</text:p>
          </table:table-cell>
          <table:table-cell office:value-type="float" office:value="25" calcext:value-type="float">
            <text:p>25</text:p>
          </table:table-cell>
          <table:table-cell table:formula="of:=[.D17]*[.G18]" office:value-type="float" office:value="3250" calcext:value-type="float">
            <text:p>3250</text:p>
          </table:table-cell>
          <table:table-cell office:value-type="float" office:value="50" calcext:value-type="float">
            <text:p>50</text:p>
          </table:table-cell>
          <table:table-cell table:formula="of:=[.J17]+ROUNDDOWN([.H18]/[.I18])"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table:formula="of:=[.J18]*[.K18]"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table:formula="of:=[.C18]*[.B19]" office:value-type="float" office:value="291.929260253906" calcext:value-type="float">
            <text:p>291,929260253906</text:p>
          </table:table-cell>
          <table:table-cell table:formula="of:=ROUNDUP([.C19])"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table:formula="of:=[.D19]*[.E19]" office:value-type="float" office:value="29200" calcext:value-type="float">
            <text:p>29200</text:p>
          </table:table-cell>
          <table:table-cell office:value-type="float" office:value="25" calcext:value-type="float">
            <text:p>25</text:p>
          </table:table-cell>
          <table:table-cell table:formula="of:=[.D18]*[.G19]" office:value-type="float" office:value="4875" calcext:value-type="float">
            <text:p>4875</text:p>
          </table:table-cell>
          <table:table-cell office:value-type="float" office:value="50" calcext:value-type="float">
            <text:p>50</text:p>
          </table:table-cell>
          <table:table-cell table:formula="of:=[.J18]+ROUNDDOWN([.H19]/[.I19])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table:formula="of:=[.J19]*[.K19]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table:formula="of:=[.C19]*[.B20]" office:value-type="float" office:value="437.893890380859" calcext:value-type="float">
            <text:p>437,893890380859</text:p>
          </table:table-cell>
          <table:table-cell table:formula="of:=ROUNDUP([.C20])"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table:formula="of:=[.D20]*[.E20]" office:value-type="float" office:value="43800" calcext:value-type="float">
            <text:p>43800</text:p>
          </table:table-cell>
          <table:table-cell office:value-type="float" office:value="25" calcext:value-type="float">
            <text:p>25</text:p>
          </table:table-cell>
          <table:table-cell table:formula="of:=[.D19]*[.G20]" office:value-type="float" office:value="7300" calcext:value-type="float">
            <text:p>7300</text:p>
          </table:table-cell>
          <table:table-cell office:value-type="float" office:value="50" calcext:value-type="float">
            <text:p>50</text:p>
          </table:table-cell>
          <table:table-cell table:formula="of:=[.J19]+ROUNDDOWN([.H20]/[.I20])"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table:formula="of:=[.J20]*[.K20]" office:value-type="float" office:value="4390" calcext:value-type="float">
            <text:p>4390</text:p>
          </table:table-cell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tower level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pgrade cost coeff</text:p>
          </table:table-cell>
          <table:table-cell office:value-type="string" calcext:value-type="string">
            <text:p>attack upgare coeff</text:p>
          </table:table-cell>
          <table:table-cell office:value-type="string" calcext:value-type="string">
            <text:p>attack speed upgrade coeff</text:p>
          </table:table-cell>
          <table:table-cell office:value-type="string" calcext:value-type="string">
            <text:p>upgrade c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UP([.B34]*[.F34])" office:value-type="float" office:value="15" calcext:value-type="float">
            <text:p>15</text:p>
          </table:table-cell>
          <table:table-cell table:formula="of:=[.C34]*[.G34]" office:value-type="float" office:value="3" calcext:value-type="float">
            <text:p>3</text:p>
          </table:table-cell>
          <table:table-cell table:formula="of:=[.B35]*[.C35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4]*[.E35])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UP([.B35]*[.F35])" office:value-type="float" office:value="23" calcext:value-type="float">
            <text:p>23</text:p>
          </table:table-cell>
          <table:table-cell table:formula="of:=[.C35]*[.G35]" office:value-type="float" office:value="4.5" calcext:value-type="float">
            <text:p>4,5</text:p>
          </table:table-cell>
          <table:table-cell table:formula="of:=[.B36]*[.C36]" office:value-type="float" office:value="103.5" calcext:value-type="float">
            <text:p>103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5]*[.E36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UP([.B36]*[.F36])" office:value-type="float" office:value="35" calcext:value-type="float">
            <text:p>35</text:p>
          </table:table-cell>
          <table:table-cell table:formula="of:=[.C36]*[.G36]" office:value-type="float" office:value="6.75" calcext:value-type="float">
            <text:p>6,75</text:p>
          </table:table-cell>
          <table:table-cell table:formula="of:=[.B37]*[.C37]" office:value-type="float" office:value="236.25" calcext:value-type="float">
            <text:p>236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6]*[.E37])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UP([.B37]*[.F37])" office:value-type="float" office:value="53" calcext:value-type="float">
            <text:p>53</text:p>
          </table:table-cell>
          <table:table-cell table:formula="of:=[.C37]*[.G37]" office:value-type="float" office:value="10.125" calcext:value-type="float">
            <text:p>10,125</text:p>
          </table:table-cell>
          <table:table-cell table:formula="of:=[.B38]*[.C38]" office:value-type="float" office:value="536.625" calcext:value-type="float">
            <text:p>536,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7]*[.E38])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UP([.B38]*[.F38])" office:value-type="float" office:value="80" calcext:value-type="float">
            <text:p>80</text:p>
          </table:table-cell>
          <table:table-cell table:formula="of:=[.C38]*[.G38]" office:value-type="float" office:value="15.1875" calcext:value-type="float">
            <text:p>15,1875</text:p>
          </table:table-cell>
          <table:table-cell table:formula="of:=[.B39]*[.C39]"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8]*[.E39])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UP([.B39]*[.F39])" office:value-type="float" office:value="120" calcext:value-type="float">
            <text:p>120</text:p>
          </table:table-cell>
          <table:table-cell table:formula="of:=[.C39]*[.G39]" office:value-type="float" office:value="22.78125" calcext:value-type="float">
            <text:p>22,78125</text:p>
          </table:table-cell>
          <table:table-cell table:formula="of:=[.B40]*[.C40]" office:value-type="float" office:value="2733.75" calcext:value-type="float">
            <text:p>2733,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9]*[.E40])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UP([.B40]*[.F40])" office:value-type="float" office:value="180" calcext:value-type="float">
            <text:p>180</text:p>
          </table:table-cell>
          <table:table-cell table:formula="of:=[.C40]*[.G40]" office:value-type="float" office:value="34.171875" calcext:value-type="float">
            <text:p>34,171875</text:p>
          </table:table-cell>
          <table:table-cell table:formula="of:=[.B41]*[.C41]" office:value-type="float" office:value="6150.9375" calcext:value-type="float">
            <text:p>6150,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40]*[.E41])" office:value-type="float" office:value="12800" calcext:value-type="float">
            <text:p>128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UP([.B41]*[.F41])" office:value-type="float" office:value="270" calcext:value-type="float">
            <text:p>270</text:p>
          </table:table-cell>
          <table:table-cell table:formula="of:=[.C41]*[.G41]" office:value-type="float" office:value="51.2578125" calcext:value-type="float">
            <text:p>51,2578125</text:p>
          </table:table-cell>
          <table:table-cell table:formula="of:=[.B42]*[.C42]" office:value-type="float" office:value="13839.609375" calcext:value-type="float">
            <text:p>13839,60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41]*[.E42])" office:value-type="float" office:value="25600" calcext:value-type="float">
            <text:p>256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UP([.B42]*[.F42])" office:value-type="float" office:value="405" calcext:value-type="float">
            <text:p>405</text:p>
          </table:table-cell>
          <table:table-cell table:formula="of:=[.C42]*[.G42]" office:value-type="float" office:value="76.88671875" calcext:value-type="float">
            <text:p>76,88671875</text:p>
          </table:table-cell>
          <table:table-cell table:formula="of:=[.B43]*[.C43]" office:value-type="float" office:value="31139.12109375" calcext:value-type="float">
            <text:p>31139,1210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42]*[.E43])" office:value-type="float" office:value="51200" calcext:value-type="float">
            <text:p>51200</text:p>
          </table:table-cell>
          <table:table-cell table:number-columns-repeated="4"/>
        </table:table-row>
      </table:table>
      <table:table table:name="Strategies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One tower onl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ave</text:p>
          </table:table-cell>
          <table:table-cell office:value-type="string" calcext:value-type="string">
            <text:p>Enemies spawned</text:p>
          </table:table-cell>
          <table:table-cell office:value-type="string" calcext:value-type="string">
            <text:p>Enemy multip</text:p>
          </table:table-cell>
          <table:table-cell office:value-type="string" calcext:value-type="string">
            <text:p>Enemy HP</text:p>
          </table:table-cell>
          <table:table-cell office:value-type="string" calcext:value-type="string">
            <text:p>Money start</text:p>
          </table:table-cell>
          <table:table-cell office:value-type="string" calcext:value-type="string">
            <text:p>Money end</text:p>
          </table:table-cell>
          <table:table-cell office:value-type="string" calcext:value-type="string">
            <text:p>Towers</text:p>
          </table:table-cell>
          <table:table-cell office:value-type="string" calcext:value-type="string">
            <text:p>Tower lvl</text:p>
          </table:table-cell>
          <table:table-cell office:value-type="string" calcext:value-type="string">
            <text:p>Tower Attack speed</text:p>
          </table:table-cell>
          <table:table-cell office:value-type="string" calcext:value-type="string">
            <text:p>Tower dps</text:p>
          </table:table-cell>
          <table:table-cell office:value-type="string" calcext:value-type="string">
            <text:p>Tower upgrade cost</text:p>
          </table:table-cell>
          <table:table-cell office:value-type="string" calcext:value-type="string">
            <text:p>Time to kill [s]</text:p>
          </table:table-cell>
          <table:table-cell office:value-type="string" calcext:value-type="string">
            <text:p>Avg time to reach the base</text:p>
          </table:table-cell>
          <table:table-cell office:value-type="string" calcext:value-type="string">
            <text:p>Kills before base reached</text:p>
          </table:table-cell>
          <table:table-cell office:value-type="string" calcext:value-type="string">
            <text:p>Enemy attack speed</text:p>
          </table:table-cell>
          <table:table-cell office:value-type="string" calcext:value-type="string">
            <text:p>Enemy damage</text:p>
          </table:table-cell>
          <table:table-cell office:value-type="string" calcext:value-type="string">
            <text:p>Total Enemy DPS</text:p>
          </table:table-cell>
          <table:table-cell office:value-type="string" calcext:value-type="string">
            <text:p>Time to destroy ba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EILING(POWER([.D5];[.B5]))" office:value-type="float" office:value="1" calcext:value-type="float">
            <text:p>1</text:p>
          </table:table-cell>
          <table:table-cell table:formula="of:=1.5" office:value-type="float" office:value="1.5" calcext:value-type="float">
            <text:p>1,5</text:p>
          </table:table-cell>
          <table:table-cell table:formula="of:=[.C5]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POWER(1.5;[.I5])" office:value-type="float" office:value="2" calcext:value-type="float">
            <text:p>2</text:p>
          </table:table-cell>
          <table:table-cell table:formula="of:=([.H5]*POWER(1.5;[.I5])*10)*[.J5]" office:value-type="float" office:value="20" calcext:value-type="float">
            <text:p>20</text:p>
          </table:table-cell>
          <table:table-cell table:formula="of:=100*POWER(2;[.I5])" office:value-type="float" office:value="100" calcext:value-type="float">
            <text:p>100</text:p>
          </table:table-cell>
          <table:table-cell table:formula="of:=[.E5]/[.K5]" office:value-type="float" office:value="5" calcext:value-type="float">
            <text:p>5</text:p>
          </table:table-cell>
          <table:table-cell table:formula="of:=14" office:value-type="float" office:value="14" calcext:value-type="float">
            <text:p>14</text:p>
          </table:table-cell>
          <table:table-cell table:formula="of:=IF([.M5] &lt;= [.N5];[.C5];([.E5]-[.K5]*[.N5])/100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5]/[.P5]*[.C5]" office:value-type="float" office:value="10" calcext:value-type="float">
            <text:p>10</text:p>
          </table:table-cell>
          <table:table-cell table:formula="of:=[.N5]+500/[.R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EILING(POWER([.D6];[.B6]))" office:value-type="float" office:value="2" calcext:value-type="float">
            <text:p>2</text:p>
          </table:table-cell>
          <table:table-cell table:formula="of:=1.5" office:value-type="float" office:value="1.5" calcext:value-type="float">
            <text:p>1,5</text:p>
          </table:table-cell>
          <table:table-cell table:formula="of:=[.C6]*100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IF([.F6]+[.C6]*25&gt;=[.L5];[.F6]+[.C6]*25-[.L5];[.F6]+[.C6]*25)" office:value-type="float" office:value="75" calcext:value-type="float">
            <text:p>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*POWER(1.5;[.I6])" office:value-type="float" office:value="2" calcext:value-type="float">
            <text:p>2</text:p>
          </table:table-cell>
          <table:table-cell table:formula="of:=([.H6]*POWER(1.5;[.I6])*10)*[.J6]" office:value-type="float" office:value="20" calcext:value-type="float">
            <text:p>20</text:p>
          </table:table-cell>
          <table:table-cell table:formula="of:=100*POWER(2;[.I6])" office:value-type="float" office:value="100" calcext:value-type="float">
            <text:p>100</text:p>
          </table:table-cell>
          <table:table-cell table:formula="of:=[.E6]/[.K6]" office:value-type="float" office:value="10" calcext:value-type="float">
            <text:p>10</text:p>
          </table:table-cell>
          <table:table-cell table:formula="of:=14" office:value-type="float" office:value="14" calcext:value-type="float">
            <text:p>14</text:p>
          </table:table-cell>
          <table:table-cell table:formula="of:=IF([.M6] &lt;= [.N6];[.C6];([.E6]-[.K6]*[.N6])/100)" office:value-type="float" office:value="2" calcext:value-type="float">
            <text:p>2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6]/[.P6]*[.C6]" office:value-type="float" office:value="20" calcext:value-type="float">
            <text:p>20</text:p>
          </table:table-cell>
          <table:table-cell table:formula="of:=[.N6]+500/[.R6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EILING(POWER([.D7];[.B7]))" office:value-type="float" office:value="3" calcext:value-type="float">
            <text:p>3</text:p>
          </table:table-cell>
          <table:table-cell table:formula="of:=1.5" office:value-type="float" office:value="1.5" calcext:value-type="float">
            <text:p>1,5</text:p>
          </table:table-cell>
          <table:table-cell table:formula="of:=[.C7]*100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IF([.F7]+[.C7]*25&gt;=[.L6];[.F7]+[.C7]*25-[.L6];[.F7]+[.C7]*25)" office:value-type="float" office:value="50" calcext:value-type="float">
            <text:p>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*POWER(1.5;[.I7])" office:value-type="float" office:value="3" calcext:value-type="float">
            <text:p>3</text:p>
          </table:table-cell>
          <table:table-cell table:formula="of:=([.H7]*POWER(1.5;[.I7])*10)*[.J7]" office:value-type="float" office:value="45" calcext:value-type="float">
            <text:p>45</text:p>
          </table:table-cell>
          <table:table-cell table:formula="of:=100*POWER(2;[.I7])" office:value-type="float" office:value="200" calcext:value-type="float">
            <text:p>200</text:p>
          </table:table-cell>
          <table:table-cell table:formula="of:=[.E7]/[.K7]" office:value-type="float" office:value="6.66666666666667" calcext:value-type="float">
            <text:p>6,66666666666667</text:p>
          </table:table-cell>
          <table:table-cell table:formula="of:=14" office:value-type="float" office:value="14" calcext:value-type="float">
            <text:p>14</text:p>
          </table:table-cell>
          <table:table-cell table:formula="of:=IF([.M7] &lt;= [.N7];[.C7];([.E7]-[.K7]*[.N7])/100)"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7]/[.P7]*[.C7]" office:value-type="float" office:value="30" calcext:value-type="float">
            <text:p>30</text:p>
          </table:table-cell>
          <table:table-cell table:formula="of:=[.N7]+500/[.R7]" office:value-type="float" office:value="30.6666666666667" calcext:value-type="float">
            <text:p>30,66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EILING(POWER([.D8];[.B8]))" office:value-type="float" office:value="4" calcext:value-type="float">
            <text:p>4</text:p>
          </table:table-cell>
          <table:table-cell table:formula="of:=1.5" office:value-type="float" office:value="1.5" calcext:value-type="float">
            <text:p>1,5</text:p>
          </table:table-cell>
          <table:table-cell table:formula="of:=[.C8]*100"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formula="of:=IF([.F8]+[.C8]*25&gt;=[.L7];[.F8]+[.C8]*25-[.L7];[.F8]+[.C8]*25)" office:value-type="float" office:value="150" calcext:value-type="float">
            <text:p>1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*POWER(1.5;[.I8])" office:value-type="float" office:value="3" calcext:value-type="float">
            <text:p>3</text:p>
          </table:table-cell>
          <table:table-cell table:formula="of:=([.H8]*POWER(1.5;[.I8])*10)*[.J8]" office:value-type="float" office:value="45" calcext:value-type="float">
            <text:p>45</text:p>
          </table:table-cell>
          <table:table-cell table:formula="of:=100*POWER(2;[.I8])" office:value-type="float" office:value="200" calcext:value-type="float">
            <text:p>200</text:p>
          </table:table-cell>
          <table:table-cell table:formula="of:=[.E8]/[.K8]" office:value-type="float" office:value="8.88888888888889" calcext:value-type="float">
            <text:p>8,88888888888889</text:p>
          </table:table-cell>
          <table:table-cell table:formula="of:=14" office:value-type="float" office:value="14" calcext:value-type="float">
            <text:p>14</text:p>
          </table:table-cell>
          <table:table-cell table:formula="of:=IF([.M8] &lt;= [.N8];[.C8];([.E8]-[.K8]*[.N8])/100)" office:value-type="float" office:value="4" calcext:value-type="float">
            <text:p>4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8]/[.P8]*[.C8]" office:value-type="float" office:value="40" calcext:value-type="float">
            <text:p>40</text:p>
          </table:table-cell>
          <table:table-cell table:formula="of:=[.N8]+500/[.R8]" office:value-type="float" office:value="26.5" calcext:value-type="float">
            <text:p>26,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EILING(POWER([.D9];[.B9]))" office:value-type="float" office:value="6" calcext:value-type="float">
            <text:p>6</text:p>
          </table:table-cell>
          <table:table-cell table:formula="of:=1.5" office:value-type="float" office:value="1.5" calcext:value-type="float">
            <text:p>1,5</text:p>
          </table:table-cell>
          <table:table-cell table:formula="of:=[.C9]*100"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table:formula="of:=IF([.F9]+[.C9]*25&gt;=[.L8];[.F9]+[.C9]*25-[.L8];[.F9]+[.C9]*25)" office:value-type="float" office:value="100" calcext:value-type="float">
            <text:p>10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2*POWER(1.5;[.I9])" office:value-type="float" office:value="4.5" calcext:value-type="float">
            <text:p>4,5</text:p>
          </table:table-cell>
          <table:table-cell table:formula="of:=([.H9]*POWER(1.5;[.I9])*10)*[.J9]" office:value-type="float" office:value="101.25" calcext:value-type="float">
            <text:p>101,25</text:p>
          </table:table-cell>
          <table:table-cell table:formula="of:=100*POWER(2;[.I9])" office:value-type="float" office:value="400" calcext:value-type="float">
            <text:p>400</text:p>
          </table:table-cell>
          <table:table-cell table:formula="of:=[.E9]/[.K9]" office:value-type="float" office:value="5.92592592592593" calcext:value-type="float">
            <text:p>5,92592592592593</text:p>
          </table:table-cell>
          <table:table-cell table:formula="of:=14" office:value-type="float" office:value="14" calcext:value-type="float">
            <text:p>14</text:p>
          </table:table-cell>
          <table:table-cell table:formula="of:=IF([.M9] &lt;= [.N9];[.C9];([.E9]-[.K9]*[.N9])/100)" office:value-type="float" office:value="6" calcext:value-type="float">
            <text:p>6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9]/[.P9]*[.C9]" office:value-type="float" office:value="60" calcext:value-type="float">
            <text:p>60</text:p>
          </table:table-cell>
          <table:table-cell table:formula="of:=[.N9]+500/[.R9]" office:value-type="float" office:value="22.3333333333333" calcext:value-type="float">
            <text:p>22,3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EILING(POWER([.D10];[.B10]))" office:value-type="float" office:value="8" calcext:value-type="float">
            <text:p>8</text:p>
          </table:table-cell>
          <table:table-cell table:formula="of:=1.5" office:value-type="float" office:value="1.5" calcext:value-type="float">
            <text:p>1,5</text:p>
          </table:table-cell>
          <table:table-cell table:formula="of:=[.C10]*100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IF([.F10]+[.C10]*25&gt;=[.L9];[.F10]+[.C10]*25-[.L9];[.F10]+[.C10]*25)" office:value-type="float" office:value="250" calcext:value-type="float">
            <text:p>2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2*POWER(1.5;[.I10])" office:value-type="float" office:value="4.5" calcext:value-type="float">
            <text:p>4,5</text:p>
          </table:table-cell>
          <table:table-cell table:formula="of:=([.H10]*POWER(1.5;[.I10])*10)*[.J10]" office:value-type="float" office:value="101.25" calcext:value-type="float">
            <text:p>101,25</text:p>
          </table:table-cell>
          <table:table-cell table:formula="of:=100*POWER(2;[.I10])" office:value-type="float" office:value="400" calcext:value-type="float">
            <text:p>400</text:p>
          </table:table-cell>
          <table:table-cell table:formula="of:=[.E10]/[.K10]" office:value-type="float" office:value="7.90123456790123" calcext:value-type="float">
            <text:p>7,90123456790123</text:p>
          </table:table-cell>
          <table:table-cell table:formula="of:=14" office:value-type="float" office:value="14" calcext:value-type="float">
            <text:p>14</text:p>
          </table:table-cell>
          <table:table-cell table:formula="of:=IF([.M10] &lt;= [.N10];[.C10];([.E10]-[.K10]*[.N10])/100)" office:value-type="float" office:value="8" calcext:value-type="float">
            <text:p>8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0]/[.P10]*[.C10]" office:value-type="float" office:value="80" calcext:value-type="float">
            <text:p>80</text:p>
          </table:table-cell>
          <table:table-cell table:formula="of:=[.N10]+500/[.R10]" office:value-type="float" office:value="20.25" calcext:value-type="float">
            <text:p>20,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EILING(POWER([.D11];[.B11]))" office:value-type="float" office:value="12" calcext:value-type="float">
            <text:p>12</text:p>
          </table:table-cell>
          <table:table-cell table:formula="of:=1.5" office:value-type="float" office:value="1.5" calcext:value-type="float">
            <text:p>1,5</text:p>
          </table:table-cell>
          <table:table-cell table:formula="of:=[.C11]*100" office:value-type="float" office:value="1200" calcext:value-type="float">
            <text:p>1200</text:p>
          </table:table-cell>
          <table:table-cell table:formula="of:=[.G10]" office:value-type="float" office:value="250" calcext:value-type="float">
            <text:p>250</text:p>
          </table:table-cell>
          <table:table-cell table:formula="of:=IF([.F11]+[.C11]*25&gt;=[.L10];[.F11]+[.C11]*25-[.L10];[.F11]+[.C11]*25)" office:value-type="float" office:value="150" calcext:value-type="float">
            <text:p>1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2*POWER(1.5;[.I11])" office:value-type="float" office:value="6.75" calcext:value-type="float">
            <text:p>6,75</text:p>
          </table:table-cell>
          <table:table-cell table:formula="of:=([.H11]*POWER(1.5;[.I11])*10)*[.J11]" office:value-type="float" office:value="227.8125" calcext:value-type="float">
            <text:p>227,8125</text:p>
          </table:table-cell>
          <table:table-cell table:formula="of:=100*POWER(2;[.I11])" office:value-type="float" office:value="800" calcext:value-type="float">
            <text:p>800</text:p>
          </table:table-cell>
          <table:table-cell table:formula="of:=[.E11]/[.K11]" office:value-type="float" office:value="5.26748971193416" calcext:value-type="float">
            <text:p>5,26748971193416</text:p>
          </table:table-cell>
          <table:table-cell table:formula="of:=14" office:value-type="float" office:value="14" calcext:value-type="float">
            <text:p>14</text:p>
          </table:table-cell>
          <table:table-cell table:formula="of:=IF([.M11] &lt;= [.N11];[.C11];([.E11]-[.K11]*[.N11])/100)" office:value-type="float" office:value="12" calcext:value-type="float">
            <text:p>12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1]/[.P11]*[.C11]" office:value-type="float" office:value="120" calcext:value-type="float">
            <text:p>120</text:p>
          </table:table-cell>
          <table:table-cell table:formula="of:=[.N11]+500/[.R11]" office:value-type="float" office:value="18.1666666666667" calcext:value-type="float">
            <text:p>18,1666666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EILING(POWER([.D12];[.B12]))" office:value-type="float" office:value="18" calcext:value-type="float">
            <text:p>18</text:p>
          </table:table-cell>
          <table:table-cell table:formula="of:=1.5" office:value-type="float" office:value="1.5" calcext:value-type="float">
            <text:p>1,5</text:p>
          </table:table-cell>
          <table:table-cell table:formula="of:=[.C12]*100" office:value-type="float" office:value="1800" calcext:value-type="float">
            <text:p>1800</text:p>
          </table:table-cell>
          <table:table-cell table:formula="of:=[.G11]" office:value-type="float" office:value="150" calcext:value-type="float">
            <text:p>150</text:p>
          </table:table-cell>
          <table:table-cell table:formula="of:=IF([.F12]+[.C12]*25&gt;=[.L11];[.F12]+[.C12]*25-[.L11];[.F12]+[.C12]*25)" office:value-type="float" office:value="600" calcext:value-type="float">
            <text:p>60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2*POWER(1.5;[.I12])" office:value-type="float" office:value="6.75" calcext:value-type="float">
            <text:p>6,75</text:p>
          </table:table-cell>
          <table:table-cell table:formula="of:=([.H12]*POWER(1.5;[.I12])*10)*[.J12]" office:value-type="float" office:value="227.8125" calcext:value-type="float">
            <text:p>227,8125</text:p>
          </table:table-cell>
          <table:table-cell table:formula="of:=100*POWER(2;[.I12])" office:value-type="float" office:value="800" calcext:value-type="float">
            <text:p>800</text:p>
          </table:table-cell>
          <table:table-cell table:formula="of:=[.E12]/[.K12]" office:value-type="float" office:value="7.90123456790123" calcext:value-type="float">
            <text:p>7,90123456790123</text:p>
          </table:table-cell>
          <table:table-cell table:formula="of:=14" office:value-type="float" office:value="14" calcext:value-type="float">
            <text:p>14</text:p>
          </table:table-cell>
          <table:table-cell table:formula="of:=IF([.M12] &lt;= [.N12];[.C12];([.E12]-[.K12]*[.N12])/100)" office:value-type="float" office:value="18" calcext:value-type="float">
            <text:p>18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2]/[.P12]*[.C12]" office:value-type="float" office:value="180" calcext:value-type="float">
            <text:p>180</text:p>
          </table:table-cell>
          <table:table-cell table:formula="of:=[.N12]+500/[.R12]" office:value-type="float" office:value="16.7777777777778" calcext:value-type="float">
            <text:p>16,77777777777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EILING(POWER([.D13];[.B13]))" office:value-type="float" office:value="26" calcext:value-type="float">
            <text:p>26</text:p>
          </table:table-cell>
          <table:table-cell table:formula="of:=1.5" office:value-type="float" office:value="1.5" calcext:value-type="float">
            <text:p>1,5</text:p>
          </table:table-cell>
          <table:table-cell table:formula="of:=[.C13]*100" office:value-type="float" office:value="2600" calcext:value-type="float">
            <text:p>2600</text:p>
          </table:table-cell>
          <table:table-cell table:formula="of:=[.G12]" office:value-type="float" office:value="600" calcext:value-type="float">
            <text:p>600</text:p>
          </table:table-cell>
          <table:table-cell table:formula="of:=IF([.F13]+[.C13]*25&gt;=[.L12];[.F13]+[.C13]*25-[.L12];[.F13]+[.C13]*25)" office:value-type="float" office:value="450" calcext:value-type="float">
            <text:p>4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2*POWER(1.5;[.I13])" office:value-type="float" office:value="10.125" calcext:value-type="float">
            <text:p>10,125</text:p>
          </table:table-cell>
          <table:table-cell table:formula="of:=([.H13]*POWER(1.5;[.I13])*10)*[.J13]" office:value-type="float" office:value="512.578125" calcext:value-type="float">
            <text:p>512,578125</text:p>
          </table:table-cell>
          <table:table-cell table:formula="of:=100*POWER(2;[.I13])" office:value-type="float" office:value="1600" calcext:value-type="float">
            <text:p>1600</text:p>
          </table:table-cell>
          <table:table-cell table:formula="of:=[.E13]/[.K13]" office:value-type="float" office:value="5.07239750038104" calcext:value-type="float">
            <text:p>5,07239750038104</text:p>
          </table:table-cell>
          <table:table-cell table:formula="of:=14" office:value-type="float" office:value="14" calcext:value-type="float">
            <text:p>14</text:p>
          </table:table-cell>
          <table:table-cell table:formula="of:=IF([.M13] &lt;= [.N13];[.C13];([.E13]-[.K13]*[.N13])/100)" office:value-type="float" office:value="26" calcext:value-type="float">
            <text:p>26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3]/[.P13]*[.C13]" office:value-type="float" office:value="260" calcext:value-type="float">
            <text:p>260</text:p>
          </table:table-cell>
          <table:table-cell table:formula="of:=[.N13]+500/[.R13]" office:value-type="float" office:value="15.9230769230769" calcext:value-type="float">
            <text:p>15,92307692307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EILING(POWER([.D14];[.B14]))" office:value-type="float" office:value="39" calcext:value-type="float">
            <text:p>39</text:p>
          </table:table-cell>
          <table:table-cell table:formula="of:=1.5" office:value-type="float" office:value="1.5" calcext:value-type="float">
            <text:p>1,5</text:p>
          </table:table-cell>
          <table:table-cell table:formula="of:=[.C14]*100" office:value-type="float" office:value="3900" calcext:value-type="float">
            <text:p>3900</text:p>
          </table:table-cell>
          <table:table-cell table:formula="of:=[.G13]" office:value-type="float" office:value="450" calcext:value-type="float">
            <text:p>450</text:p>
          </table:table-cell>
          <table:table-cell table:formula="of:=IF([.F14]+[.C14]*25&gt;=[.L13];[.F14]+[.C14]*25-[.L13];[.F14]+[.C14]*25)" office:value-type="float" office:value="1425" calcext:value-type="float">
            <text:p>142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2*POWER(1.5;[.I14])" office:value-type="float" office:value="10.125" calcext:value-type="float">
            <text:p>10,125</text:p>
          </table:table-cell>
          <table:table-cell table:formula="of:=([.H14]*POWER(1.5;[.I14])*10)*[.J14]" office:value-type="float" office:value="512.578125" calcext:value-type="float">
            <text:p>512,578125</text:p>
          </table:table-cell>
          <table:table-cell table:formula="of:=100*POWER(2;[.I14])" office:value-type="float" office:value="1600" calcext:value-type="float">
            <text:p>1600</text:p>
          </table:table-cell>
          <table:table-cell table:formula="of:=[.E14]/[.K14]" office:value-type="float" office:value="7.60859625057156" calcext:value-type="float">
            <text:p>7,60859625057156</text:p>
          </table:table-cell>
          <table:table-cell table:formula="of:=14" office:value-type="float" office:value="14" calcext:value-type="float">
            <text:p>14</text:p>
          </table:table-cell>
          <table:table-cell table:formula="of:=IF([.M14] &lt;= [.N14];[.C14];([.E14]-[.K14]*[.N14])/100)" office:value-type="float" office:value="39" calcext:value-type="float">
            <text:p>39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4]/[.P14]*[.C14]" office:value-type="float" office:value="390" calcext:value-type="float">
            <text:p>390</text:p>
          </table:table-cell>
          <table:table-cell table:formula="of:=[.N14]+500/[.R14]" office:value-type="float" office:value="15.2820512820513" calcext:value-type="float">
            <text:p>15,28205128205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EILING(POWER([.D15];[.B15]))" office:value-type="float" office:value="58" calcext:value-type="float">
            <text:p>58</text:p>
          </table:table-cell>
          <table:table-cell table:formula="of:=1.5" office:value-type="float" office:value="1.5" calcext:value-type="float">
            <text:p>1,5</text:p>
          </table:table-cell>
          <table:table-cell table:formula="of:=[.C15]*100" office:value-type="float" office:value="5800" calcext:value-type="float">
            <text:p>5800</text:p>
          </table:table-cell>
          <table:table-cell table:formula="of:=[.G14]" office:value-type="float" office:value="1425" calcext:value-type="float">
            <text:p>1425</text:p>
          </table:table-cell>
          <table:table-cell table:formula="of:=IF([.F15]+[.C15]*25&gt;=[.L14];[.F15]+[.C15]*25-[.L14];[.F15]+[.C15]*25)" office:value-type="float" office:value="1275" calcext:value-type="float">
            <text:p>12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2*POWER(1.5;[.I15])" office:value-type="float" office:value="15.1875" calcext:value-type="float">
            <text:p>15,1875</text:p>
          </table:table-cell>
          <table:table-cell table:formula="of:=([.H15]*POWER(1.5;[.I15])*10)*[.J15]" office:value-type="float" office:value="1153.30078125" calcext:value-type="float">
            <text:p>1153,30078125</text:p>
          </table:table-cell>
          <table:table-cell table:formula="of:=100*POWER(2;[.I15])" office:value-type="float" office:value="3200" calcext:value-type="float">
            <text:p>3200</text:p>
          </table:table-cell>
          <table:table-cell table:formula="of:=[.E15]/[.K15]" office:value-type="float" office:value="5.02904367559146" calcext:value-type="float">
            <text:p>5,02904367559146</text:p>
          </table:table-cell>
          <table:table-cell table:formula="of:=14" office:value-type="float" office:value="14" calcext:value-type="float">
            <text:p>14</text:p>
          </table:table-cell>
          <table:table-cell table:formula="of:=IF([.M15] &lt;= [.N15];[.C15];([.E15]-[.K15]*[.N15])/100)" office:value-type="float" office:value="58" calcext:value-type="float">
            <text:p>58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5]/[.P15]*[.C15]" office:value-type="float" office:value="580" calcext:value-type="float">
            <text:p>580</text:p>
          </table:table-cell>
          <table:table-cell table:formula="of:=[.N15]+500/[.R15]" office:value-type="float" office:value="14.8620689655172" calcext:value-type="float">
            <text:p>14,86206896551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EILING(POWER([.D16];[.B16]))" office:value-type="float" office:value="87" calcext:value-type="float">
            <text:p>87</text:p>
          </table:table-cell>
          <table:table-cell table:formula="of:=1.5" office:value-type="float" office:value="1.5" calcext:value-type="float">
            <text:p>1,5</text:p>
          </table:table-cell>
          <table:table-cell table:formula="of:=[.C16]*100" office:value-type="float" office:value="8700" calcext:value-type="float">
            <text:p>8700</text:p>
          </table:table-cell>
          <table:table-cell table:formula="of:=[.G15]" office:value-type="float" office:value="1275" calcext:value-type="float">
            <text:p>1275</text:p>
          </table:table-cell>
          <table:table-cell table:formula="of:=IF([.F16]+[.C16]*25&gt;=[.L15];[.F16]+[.C16]*25-[.L15];[.F16]+[.C16]*25)" office:value-type="float" office:value="250" calcext:value-type="float">
            <text:p>2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2*POWER(1.5;[.I16])" office:value-type="float" office:value="22.78125" calcext:value-type="float">
            <text:p>22,78125</text:p>
          </table:table-cell>
          <table:table-cell table:formula="of:=([.H16]*POWER(1.5;[.I16])*10)*[.J16]" office:value-type="float" office:value="2594.9267578125" calcext:value-type="float">
            <text:p>2594,9267578125</text:p>
          </table:table-cell>
          <table:table-cell table:formula="of:=100*POWER(2;[.I16])" office:value-type="float" office:value="6400" calcext:value-type="float">
            <text:p>6400</text:p>
          </table:table-cell>
          <table:table-cell table:formula="of:=[.E16]/[.K16]" office:value-type="float" office:value="3.35269578372764" calcext:value-type="float">
            <text:p>3,35269578372764</text:p>
          </table:table-cell>
          <table:table-cell table:formula="of:=14" office:value-type="float" office:value="14" calcext:value-type="float">
            <text:p>14</text:p>
          </table:table-cell>
          <table:table-cell table:formula="of:=IF([.M16] &lt;= [.N16];[.C16];([.E16]-[.K16]*[.N16])/100)" office:value-type="float" office:value="87" calcext:value-type="float">
            <text:p>87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6]/[.P16]*[.C16]" office:value-type="float" office:value="870" calcext:value-type="float">
            <text:p>870</text:p>
          </table:table-cell>
          <table:table-cell table:formula="of:=[.N16]+500/[.R16]" office:value-type="float" office:value="14.5747126436782" calcext:value-type="float">
            <text:p>14,57471264367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EILING(POWER([.D17];[.B17]))" office:value-type="float" office:value="130" calcext:value-type="float">
            <text:p>130</text:p>
          </table:table-cell>
          <table:table-cell table:formula="of:=1.5" office:value-type="float" office:value="1.5" calcext:value-type="float">
            <text:p>1,5</text:p>
          </table:table-cell>
          <table:table-cell table:formula="of:=[.C17]*100" office:value-type="float" office:value="13000" calcext:value-type="float">
            <text:p>13000</text:p>
          </table:table-cell>
          <table:table-cell table:formula="of:=[.G16]" office:value-type="float" office:value="250" calcext:value-type="float">
            <text:p>250</text:p>
          </table:table-cell>
          <table:table-cell table:formula="of:=IF([.F17]+[.C17]*25&gt;=[.L16];[.F17]+[.C17]*25-[.L16];[.F17]+[.C17]*25)" office:value-type="float" office:value="3500" calcext:value-type="float">
            <text:p>350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2*POWER(1.5;[.I17])" office:value-type="float" office:value="22.78125" calcext:value-type="float">
            <text:p>22,78125</text:p>
          </table:table-cell>
          <table:table-cell table:formula="of:=([.H17]*POWER(1.5;[.I17])*10)*[.J17]" office:value-type="float" office:value="2594.9267578125" calcext:value-type="float">
            <text:p>2594,9267578125</text:p>
          </table:table-cell>
          <table:table-cell table:formula="of:=100*POWER(2;[.I17])" office:value-type="float" office:value="6400" calcext:value-type="float">
            <text:p>6400</text:p>
          </table:table-cell>
          <table:table-cell table:formula="of:=[.E17]/[.K17]" office:value-type="float" office:value="5.00977530901831" calcext:value-type="float">
            <text:p>5,00977530901831</text:p>
          </table:table-cell>
          <table:table-cell table:formula="of:=14" office:value-type="float" office:value="14" calcext:value-type="float">
            <text:p>14</text:p>
          </table:table-cell>
          <table:table-cell table:formula="of:=IF([.M17] &lt;= [.N17];[.C17];([.E17]-[.K17]*[.N17])/100)" office:value-type="float" office:value="130" calcext:value-type="float">
            <text:p>130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7]/[.P17]*[.C17]" office:value-type="float" office:value="1300" calcext:value-type="float">
            <text:p>1300</text:p>
          </table:table-cell>
          <table:table-cell table:formula="of:=[.N17]+500/[.R17]" office:value-type="float" office:value="14.3846153846154" calcext:value-type="float">
            <text:p>14,38461538461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EILING(POWER([.D18];[.B18]))" office:value-type="float" office:value="195" calcext:value-type="float">
            <text:p>195</text:p>
          </table:table-cell>
          <table:table-cell table:formula="of:=1.5" office:value-type="float" office:value="1.5" calcext:value-type="float">
            <text:p>1,5</text:p>
          </table:table-cell>
          <table:table-cell table:formula="of:=[.C18]*100" office:value-type="float" office:value="19500" calcext:value-type="float">
            <text:p>19500</text:p>
          </table:table-cell>
          <table:table-cell table:formula="of:=[.G17]" office:value-type="float" office:value="3500" calcext:value-type="float">
            <text:p>3500</text:p>
          </table:table-cell>
          <table:table-cell table:formula="of:=IF([.F18]+[.C18]*25&gt;=[.L17];[.F18]+[.C18]*25-[.L17];[.F18]+[.C18]*25)" office:value-type="float" office:value="1975" calcext:value-type="float">
            <text:p>19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*POWER(1.5;[.I18])" office:value-type="float" office:value="34.171875" calcext:value-type="float">
            <text:p>34,171875</text:p>
          </table:table-cell>
          <table:table-cell table:formula="of:=([.H18]*POWER(1.5;[.I18])*10)*[.J18]" office:value-type="float" office:value="5838.58520507813" calcext:value-type="float">
            <text:p>5838,58520507813</text:p>
          </table:table-cell>
          <table:table-cell table:formula="of:=100*POWER(2;[.I18])" office:value-type="float" office:value="12800" calcext:value-type="float">
            <text:p>12800</text:p>
          </table:table-cell>
          <table:table-cell table:formula="of:=[.E18]/[.K18]" office:value-type="float" office:value="3.33985020601221" calcext:value-type="float">
            <text:p>3,33985020601221</text:p>
          </table:table-cell>
          <table:table-cell table:formula="of:=14" office:value-type="float" office:value="14" calcext:value-type="float">
            <text:p>14</text:p>
          </table:table-cell>
          <table:table-cell table:formula="of:=IF([.M18] &lt;= [.N18];[.C18];([.E18]-[.K18]*[.N18])/100)" office:value-type="float" office:value="195" calcext:value-type="float">
            <text:p>195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8]/[.P18]*[.C18]" office:value-type="float" office:value="1950" calcext:value-type="float">
            <text:p>1950</text:p>
          </table:table-cell>
          <table:table-cell table:formula="of:=[.N18]+500/[.R18]" office:value-type="float" office:value="14.2564102564103" calcext:value-type="float">
            <text:p>14,256410256410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CEILING(POWER([.D19];[.B19]))" office:value-type="float" office:value="292" calcext:value-type="float">
            <text:p>292</text:p>
          </table:table-cell>
          <table:table-cell table:formula="of:=1.5" office:value-type="float" office:value="1.5" calcext:value-type="float">
            <text:p>1,5</text:p>
          </table:table-cell>
          <table:table-cell table:formula="of:=[.C19]*100" office:value-type="float" office:value="29200" calcext:value-type="float">
            <text:p>29200</text:p>
          </table:table-cell>
          <table:table-cell table:formula="of:=[.G18]" office:value-type="float" office:value="1975" calcext:value-type="float">
            <text:p>1975</text:p>
          </table:table-cell>
          <table:table-cell table:formula="of:=IF([.F19]+[.C19]*25&gt;=[.L18];[.F19]+[.C19]*25-[.L18];[.F19]+[.C19]*25)" office:value-type="float" office:value="9275" calcext:value-type="float">
            <text:p>92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*POWER(1.5;[.I19])" office:value-type="float" office:value="34.171875" calcext:value-type="float">
            <text:p>34,171875</text:p>
          </table:table-cell>
          <table:table-cell table:formula="of:=([.H19]*POWER(1.5;[.I19])*10)*[.J19]" office:value-type="float" office:value="5838.58520507813" calcext:value-type="float">
            <text:p>5838,58520507813</text:p>
          </table:table-cell>
          <table:table-cell table:formula="of:=100*POWER(2;[.I19])" office:value-type="float" office:value="12800" calcext:value-type="float">
            <text:p>12800</text:p>
          </table:table-cell>
          <table:table-cell table:formula="of:=[.E19]/[.K19]" office:value-type="float" office:value="5.00121159054136" calcext:value-type="float">
            <text:p>5,00121159054136</text:p>
          </table:table-cell>
          <table:table-cell table:formula="of:=14" office:value-type="float" office:value="14" calcext:value-type="float">
            <text:p>14</text:p>
          </table:table-cell>
          <table:table-cell table:formula="of:=IF([.M19] &lt;= [.N19];[.C19];([.E19]-[.K19]*[.N19])/100)" office:value-type="float" office:value="292" calcext:value-type="float">
            <text:p>292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19]/[.P19]*[.C19]" office:value-type="float" office:value="2920" calcext:value-type="float">
            <text:p>2920</text:p>
          </table:table-cell>
          <table:table-cell table:formula="of:=[.N19]+500/[.R19]" office:value-type="float" office:value="14.1712328767123" calcext:value-type="float">
            <text:p>14,17123287671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EILING(POWER([.D20];[.B20]))" office:value-type="float" office:value="438" calcext:value-type="float">
            <text:p>438</text:p>
          </table:table-cell>
          <table:table-cell table:formula="of:=1.5" office:value-type="float" office:value="1.5" calcext:value-type="float">
            <text:p>1,5</text:p>
          </table:table-cell>
          <table:table-cell table:formula="of:=[.C20]*100" office:value-type="float" office:value="43800" calcext:value-type="float">
            <text:p>43800</text:p>
          </table:table-cell>
          <table:table-cell table:formula="of:=[.G19]" office:value-type="float" office:value="9275" calcext:value-type="float">
            <text:p>9275</text:p>
          </table:table-cell>
          <table:table-cell table:formula="of:=IF([.F20]+[.C20]*25&gt;=[.L19];[.F20]+[.C20]*25-[.L19];[.F20]+[.C20]*25)" office:value-type="float" office:value="7425" calcext:value-type="float">
            <text:p>742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POWER(1.5;[.I20])" office:value-type="float" office:value="51.2578125" calcext:value-type="float">
            <text:p>51,2578125</text:p>
          </table:table-cell>
          <table:table-cell table:formula="of:=([.H20]*POWER(1.5;[.I20])*10)*[.J20]" office:value-type="float" office:value="13136.8167114258" calcext:value-type="float">
            <text:p>13136,8167114258</text:p>
          </table:table-cell>
          <table:table-cell table:formula="of:=100*POWER(2;[.I20])" office:value-type="float" office:value="25600" calcext:value-type="float">
            <text:p>25600</text:p>
          </table:table-cell>
          <table:table-cell table:formula="of:=[.E20]/[.K20]" office:value-type="float" office:value="3.3341410603609" calcext:value-type="float">
            <text:p>3,3341410603609</text:p>
          </table:table-cell>
          <table:table-cell table:formula="of:=14" office:value-type="float" office:value="14" calcext:value-type="float">
            <text:p>14</text:p>
          </table:table-cell>
          <table:table-cell table:formula="of:=IF([.M20] &lt;= [.N20];[.C20];([.E20]-[.K20]*[.N20])/100)" office:value-type="float" office:value="438" calcext:value-type="float">
            <text:p>438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20]/[.P20]*[.C20]" office:value-type="float" office:value="4380" calcext:value-type="float">
            <text:p>4380</text:p>
          </table:table-cell>
          <table:table-cell table:formula="of:=[.N20]+500/[.R20]" office:value-type="float" office:value="14.1141552511416" calcext:value-type="float">
            <text:p>14,11415525114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CEILING(POWER([.D21];[.B21]))" office:value-type="float" office:value="657" calcext:value-type="float">
            <text:p>657</text:p>
          </table:table-cell>
          <table:table-cell table:formula="of:=1.5" office:value-type="float" office:value="1.5" calcext:value-type="float">
            <text:p>1,5</text:p>
          </table:table-cell>
          <table:table-cell table:formula="of:=[.C21]*100" office:value-type="float" office:value="65700" calcext:value-type="float">
            <text:p>65700</text:p>
          </table:table-cell>
          <table:table-cell table:formula="of:=[.G20]" office:value-type="float" office:value="7425" calcext:value-type="float">
            <text:p>7425</text:p>
          </table:table-cell>
          <table:table-cell table:formula="of:=IF([.F21]+[.C21]*25&gt;=[.L20];[.F21]+[.C21]*25-[.L20];[.F21]+[.C21]*25)" office:value-type="float" office:value="23850" calcext:value-type="float">
            <text:p>2385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2*POWER(1.5;[.I21])" office:value-type="float" office:value="76.88671875" calcext:value-type="float">
            <text:p>76,88671875</text:p>
          </table:table-cell>
          <table:table-cell table:formula="of:=([.H21]*POWER(1.5;[.I21])*10)*[.J21]" office:value-type="float" office:value="29557.837600708" calcext:value-type="float">
            <text:p>29557,837600708</text:p>
          </table:table-cell>
          <table:table-cell table:formula="of:=100*POWER(2;[.I21])" office:value-type="float" office:value="51200" calcext:value-type="float">
            <text:p>51200</text:p>
          </table:table-cell>
          <table:table-cell table:formula="of:=[.E21]/[.K21]" office:value-type="float" office:value="2.22276070690727" calcext:value-type="float">
            <text:p>2,22276070690727</text:p>
          </table:table-cell>
          <table:table-cell table:formula="of:=14" office:value-type="float" office:value="14" calcext:value-type="float">
            <text:p>14</text:p>
          </table:table-cell>
          <table:table-cell table:formula="of:=IF([.M21] &lt;= [.N21];[.C21];([.E21]-[.K21]*[.N21])/100)" office:value-type="float" office:value="657" calcext:value-type="float">
            <text:p>657</text:p>
          </table:table-cell>
          <table:table-cell table:formula="of:=1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Q21]/[.P21]*[.C21]" office:value-type="float" office:value="6570" calcext:value-type="float">
            <text:p>6570</text:p>
          </table:table-cell>
          <table:table-cell table:formula="of:=[.N21]+500/[.R21]" office:value-type="float" office:value="14.076103500761" calcext:value-type="float">
            <text:p>14,076103500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.00.0000</text:date>, <text:time style:data-style-name="N2" text:time-value="20:03:38.680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6T12:52:55.741000000</meta:creation-date>
    <dc:date>2021-06-27T20:41:41.534000000</dc:date>
    <meta:editing-duration>PT1H15M40S</meta:editing-duration>
    <meta:editing-cycles>17</meta:editing-cycles>
    <meta:generator>LibreOffice/7.1.3.2$Windows_X86_64 LibreOffice_project/47f78053abe362b9384784d31a6e56f8511eb1c1</meta:generator>
    <meta:document-statistic meta:table-count="3" meta:cell-count="965" meta:object-count="0"/>
  </office:meta>
</office:document-meta>
</file>